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7pt" officeooo:rsid="00008fac" officeooo:paragraph-rsid="00008fac" style:font-size-asian="7pt" style:font-size-complex="7pt"/>
    </style:style>
    <style:style style:name="P2" style:family="paragraph" style:parent-style-name="Standard">
      <style:text-properties style:font-name="DejaVu Sans Mono" fo:font-size="7pt" officeooo:rsid="00008fac" officeooo:paragraph-rsid="00028e14" style:font-size-asian="7pt" style:font-size-complex="7pt"/>
    </style:style>
    <style:style style:name="P3" style:family="paragraph" style:parent-style-name="Standard">
      <style:text-properties style:font-name="DejaVu Sans Mono" fo:font-size="7pt" officeooo:rsid="00008fac" officeooo:paragraph-rsid="0006e848" style:font-size-asian="7pt" style:font-size-complex="7pt"/>
    </style:style>
    <style:style style:name="P4" style:family="paragraph" style:parent-style-name="Standard">
      <style:text-properties style:font-name="DejaVu Sans Mono" fo:font-size="7pt" officeooo:paragraph-rsid="00008fac" style:font-size-asian="7pt" style:font-size-complex="7pt"/>
    </style:style>
    <style:style style:name="P5" style:family="paragraph" style:parent-style-name="Standard">
      <style:text-properties style:font-name="DejaVu Sans Mono" fo:font-size="7pt" officeooo:paragraph-rsid="00028e14" style:font-size-asian="7pt" style:font-size-complex="7pt"/>
    </style:style>
    <style:style style:name="P6" style:family="paragraph" style:parent-style-name="Standard">
      <style:text-properties style:font-name="DejaVu Sans Mono" fo:font-size="7pt" officeooo:rsid="00028e14" officeooo:paragraph-rsid="00028e14" style:font-size-asian="7pt" style:font-size-complex="7pt"/>
    </style:style>
    <style:style style:name="P7" style:family="paragraph" style:parent-style-name="Standard">
      <style:text-properties style:font-name="DejaVu Sans Mono" fo:font-size="7pt" officeooo:rsid="00041c81" officeooo:paragraph-rsid="00041c81" style:font-size-asian="7pt" style:font-size-complex="7pt"/>
    </style:style>
    <style:style style:name="P8" style:family="paragraph" style:parent-style-name="Standard">
      <style:text-properties style:font-name="DejaVu Sans Mono" fo:font-size="7pt" officeooo:rsid="00041c81" officeooo:paragraph-rsid="0010364e" style:font-size-asian="7pt" style:font-size-complex="7pt"/>
    </style:style>
    <style:style style:name="P9" style:family="paragraph" style:parent-style-name="Standard">
      <style:text-properties style:font-name="DejaVu Sans Mono" fo:font-size="7pt" officeooo:rsid="000831fc" officeooo:paragraph-rsid="000831fc" style:font-size-asian="7pt" style:font-size-complex="7pt"/>
    </style:style>
    <style:style style:name="P10" style:family="paragraph" style:parent-style-name="Standard">
      <style:text-properties style:font-name="DejaVu Sans Mono" fo:font-size="7pt" officeooo:rsid="000831fc" officeooo:paragraph-rsid="000de704" style:font-size-asian="7pt" style:font-size-complex="7pt"/>
    </style:style>
    <style:style style:name="P11" style:family="paragraph" style:parent-style-name="Standard">
      <style:text-properties style:font-name="DejaVu Sans Mono" fo:font-size="7pt" officeooo:rsid="000831fc" officeooo:paragraph-rsid="0011b8c1" style:font-size-asian="7pt" style:font-size-complex="7pt"/>
    </style:style>
    <style:style style:name="P12" style:family="paragraph" style:parent-style-name="Standard">
      <style:text-properties style:font-name="DejaVu Sans Mono" fo:font-size="7pt" officeooo:rsid="000998c7" officeooo:paragraph-rsid="000998c7" style:font-size-asian="7pt" style:font-size-complex="7pt"/>
    </style:style>
    <style:style style:name="P13" style:family="paragraph" style:parent-style-name="Standard">
      <style:text-properties style:font-name="DejaVu Sans Mono" fo:font-size="7pt" officeooo:rsid="000b72f4" officeooo:paragraph-rsid="000b72f4" style:font-size-asian="7pt" style:font-size-complex="7pt"/>
    </style:style>
    <style:style style:name="P14" style:family="paragraph" style:parent-style-name="Standard">
      <style:text-properties style:font-name="DejaVu Sans Mono" fo:font-size="7pt" officeooo:rsid="000b72f4" officeooo:paragraph-rsid="000ce425" style:font-size-asian="7pt" style:font-size-complex="7pt"/>
    </style:style>
    <style:style style:name="P15" style:family="paragraph" style:parent-style-name="Standard">
      <style:text-properties style:font-name="DejaVu Sans Mono" fo:font-size="7pt" officeooo:rsid="000d5fdd" officeooo:paragraph-rsid="000d5fdd" style:font-size-asian="7pt" style:font-size-complex="7pt"/>
    </style:style>
    <style:style style:name="P16" style:family="paragraph" style:parent-style-name="Standard">
      <style:text-properties style:font-name="DejaVu Sans Mono" fo:font-size="7pt" officeooo:rsid="000de704" officeooo:paragraph-rsid="000de704" style:font-size-asian="7pt" style:font-size-complex="7pt"/>
    </style:style>
    <style:style style:name="P17" style:family="paragraph" style:parent-style-name="Standard">
      <style:text-properties style:font-name="DejaVu Sans Mono" fo:font-size="7pt" officeooo:rsid="000ed929" officeooo:paragraph-rsid="000ed929" style:font-size-asian="7pt" style:font-size-complex="7pt"/>
    </style:style>
    <style:style style:name="P18" style:family="paragraph" style:parent-style-name="Standard">
      <style:text-properties style:font-name="DejaVu Sans Mono" fo:font-size="7pt" officeooo:rsid="000ed929" officeooo:paragraph-rsid="001b180c" style:font-size-asian="7pt" style:font-size-complex="7pt"/>
    </style:style>
    <style:style style:name="P19" style:family="paragraph" style:parent-style-name="Standard">
      <style:text-properties style:font-name="DejaVu Sans Mono" fo:font-size="7pt" officeooo:rsid="000ed929" officeooo:paragraph-rsid="001d56ad" style:font-size-asian="7pt" style:font-size-complex="7pt"/>
    </style:style>
    <style:style style:name="P20" style:family="paragraph" style:parent-style-name="Standard">
      <style:text-properties style:font-name="DejaVu Sans Mono" fo:font-size="7pt" officeooo:paragraph-rsid="00115bd7" style:font-size-asian="7pt" style:font-size-complex="7pt"/>
    </style:style>
    <style:style style:name="P21" style:family="paragraph" style:parent-style-name="Standard">
      <style:text-properties style:font-name="DejaVu Sans Mono" fo:font-size="7pt" officeooo:rsid="00167338" officeooo:paragraph-rsid="00167338" style:font-size-asian="7pt" style:font-size-complex="7pt"/>
    </style:style>
    <style:style style:name="P22" style:family="paragraph" style:parent-style-name="Standard">
      <style:text-properties style:font-name="DejaVu Sans Mono" fo:font-size="7pt" officeooo:rsid="001b180c" officeooo:paragraph-rsid="001b180c" style:font-size-asian="7pt" style:font-size-complex="7pt"/>
    </style:style>
    <style:style style:name="P23" style:family="paragraph" style:parent-style-name="Standard">
      <style:text-properties style:font-name="DejaVu Sans Mono" fo:font-size="7pt" officeooo:paragraph-rsid="00008fac" fo:background-color="#72bf44" style:font-size-asian="7pt" style:font-size-complex="7pt"/>
    </style:style>
    <style:style style:name="P24" style:family="paragraph" style:parent-style-name="Standard">
      <style:text-properties style:font-name="DejaVu Sans Mono" fo:font-size="7pt" officeooo:paragraph-rsid="00115bd7" fo:background-color="#72bf44" style:font-size-asian="7pt" style:font-size-complex="7pt"/>
    </style:style>
    <style:style style:name="P25" style:family="paragraph" style:parent-style-name="Standard">
      <style:text-properties style:font-name="DejaVu Sans Mono" fo:font-size="7pt" officeooo:paragraph-rsid="00008fac" fo:background-color="#faa61a" style:font-size-asian="7pt" style:font-size-complex="7pt"/>
    </style:style>
    <style:style style:name="P26" style:family="paragraph" style:parent-style-name="Standard">
      <style:text-properties style:font-name="DejaVu Sans Mono" fo:font-size="7pt" officeooo:paragraph-rsid="00115bd7" fo:background-color="#faa61a" style:font-size-asian="7pt" style:font-size-complex="7pt"/>
    </style:style>
    <style:style style:name="P27" style:family="paragraph" style:parent-style-name="Standard">
      <style:text-properties style:font-name="DejaVu Sans Mono" fo:font-size="7pt" officeooo:paragraph-rsid="00008fac" fo:background-color="#fff200" style:font-size-asian="7pt" style:font-size-complex="7pt"/>
    </style:style>
    <style:style style:name="P28" style:family="paragraph" style:parent-style-name="Standard">
      <style:text-properties style:font-name="DejaVu Sans Mono" fo:font-size="7pt" officeooo:rsid="000b72f4" officeooo:paragraph-rsid="00115bd7" fo:background-color="#fff200" style:font-size-asian="7pt" style:font-size-complex="7pt"/>
    </style:style>
    <style:style style:name="P29" style:family="paragraph" style:parent-style-name="Standard">
      <style:text-properties style:font-name="DejaVu Sans Mono" fo:font-size="7pt" officeooo:rsid="000831fc" officeooo:paragraph-rsid="0011b8c1" fo:background-color="#fff200" style:font-size-asian="7pt" style:font-size-complex="7pt"/>
    </style:style>
    <style:style style:name="P30" style:family="paragraph" style:parent-style-name="Standard">
      <style:text-properties style:font-name="DejaVu Sans Mono" fo:font-size="7pt" officeooo:rsid="0012fe6d" officeooo:paragraph-rsid="0012fe6d" fo:background-color="transparent" style:font-size-asian="7pt" style:font-size-complex="7pt"/>
    </style:style>
    <style:style style:name="P31" style:family="paragraph" style:parent-style-name="Standard">
      <style:text-properties style:font-name="DejaVu Sans Mono" fo:font-size="7pt" officeooo:rsid="0013b9d9" officeooo:paragraph-rsid="0013b9d9" fo:background-color="transparent" style:font-size-asian="7pt" style:font-size-complex="7pt"/>
    </style:style>
    <style:style style:name="P32" style:family="paragraph" style:parent-style-name="Standard">
      <style:text-properties style:font-name="DejaVu Sans Mono" fo:font-size="7pt" officeooo:rsid="0013b9d9" officeooo:paragraph-rsid="001571c6" fo:background-color="transparent" style:font-size-asian="7pt" style:font-size-complex="7pt"/>
    </style:style>
    <style:style style:name="P33" style:family="paragraph" style:parent-style-name="Standard">
      <style:text-properties style:font-name="DejaVu Sans Mono" fo:font-size="7pt" officeooo:rsid="0013b9d9" officeooo:paragraph-rsid="00204f81" fo:background-color="transparent" style:font-size-asian="7pt" style:font-size-complex="7pt"/>
    </style:style>
    <style:style style:name="P34" style:family="paragraph" style:parent-style-name="Standard">
      <style:text-properties style:font-name="DejaVu Sans Mono" fo:font-size="7pt" officeooo:rsid="0013b9d9" officeooo:paragraph-rsid="002235a3" fo:background-color="transparent" style:font-size-asian="7pt" style:font-size-complex="7pt"/>
    </style:style>
    <style:style style:name="P35" style:family="paragraph" style:parent-style-name="Standard">
      <style:text-properties style:font-name="DejaVu Sans Mono" fo:font-size="7pt" officeooo:rsid="0013b9d9" officeooo:paragraph-rsid="002240c8" fo:background-color="transparent" style:font-size-asian="7pt" style:font-size-complex="7pt"/>
    </style:style>
    <style:style style:name="P36" style:family="paragraph" style:parent-style-name="Standard">
      <style:text-properties style:font-name="DejaVu Sans Mono" fo:font-size="7pt" officeooo:rsid="001e5caf" officeooo:paragraph-rsid="001e5caf" fo:background-color="transparent" style:font-size-asian="7pt" style:font-size-complex="7pt"/>
    </style:style>
    <style:style style:name="P37" style:family="paragraph" style:parent-style-name="Standard">
      <style:text-properties style:font-name="DejaVu Sans Mono" fo:font-size="7pt" officeooo:rsid="002240c8" officeooo:paragraph-rsid="002240c8" fo:background-color="transparent" style:font-size-asian="7pt" style:font-size-complex="7pt"/>
    </style:style>
    <style:style style:name="P38" style:family="paragraph" style:parent-style-name="Standard">
      <style:text-properties style:font-name="DejaVu Sans Mono" fo:font-size="7pt" officeooo:rsid="002240c8" officeooo:paragraph-rsid="0024759d" fo:background-color="transparent" style:font-size-asian="7pt" style:font-size-complex="7pt"/>
    </style:style>
    <style:style style:name="P39" style:family="paragraph" style:parent-style-name="Standard">
      <style:text-properties style:font-name="DejaVu Sans Mono" fo:font-size="7pt" officeooo:rsid="002240c8" officeooo:paragraph-rsid="0024d52d" fo:background-color="transparent" style:font-size-asian="7pt" style:font-size-complex="7pt"/>
    </style:style>
    <style:style style:name="P40" style:family="paragraph" style:parent-style-name="Standard">
      <style:text-properties style:font-name="DejaVu Sans Mono" fo:font-size="7pt" officeooo:rsid="002240c8" officeooo:paragraph-rsid="0026d14a" fo:background-color="transparent" style:font-size-asian="7pt" style:font-size-complex="7pt"/>
    </style:style>
    <style:style style:name="P41" style:family="paragraph" style:parent-style-name="Standard">
      <style:text-properties style:font-name="DejaVu Sans Mono" fo:font-size="7pt" officeooo:rsid="0024d52d" officeooo:paragraph-rsid="0024d52d" fo:background-color="transparent" style:font-size-asian="7pt" style:font-size-complex="7pt"/>
    </style:style>
    <style:style style:name="P42" style:family="paragraph" style:parent-style-name="Standard">
      <style:text-properties style:font-name="DejaVu Sans Mono" fo:font-size="7pt" officeooo:rsid="0026d14a" officeooo:paragraph-rsid="0026d14a" fo:background-color="transparent" style:font-size-asian="7pt" style:font-size-complex="7pt"/>
    </style:style>
    <style:style style:name="P43" style:family="paragraph" style:parent-style-name="Standard">
      <style:text-properties style:font-name="DejaVu Sans Mono" fo:font-size="7pt" officeooo:rsid="0026d14a" officeooo:paragraph-rsid="0026e061" fo:background-color="transparent" style:font-size-asian="7pt" style:font-size-complex="7pt"/>
    </style:style>
    <style:style style:name="P44" style:family="paragraph" style:parent-style-name="Standard">
      <style:text-properties style:font-name="DejaVu Sans Mono" fo:font-size="7pt" officeooo:rsid="0026e061" officeooo:paragraph-rsid="0026e061" fo:background-color="transparent" style:font-size-asian="7pt" style:font-size-complex="7pt"/>
    </style:style>
    <style:style style:name="P45" style:family="paragraph" style:parent-style-name="Standard">
      <style:text-properties style:font-name="DejaVu Sans Mono" fo:font-size="7pt" officeooo:rsid="002ad23b" officeooo:paragraph-rsid="002ad23b" fo:background-color="transparent" style:font-size-asian="7pt" style:font-size-complex="7pt"/>
    </style:style>
    <style:style style:name="P46" style:family="paragraph" style:parent-style-name="Standard">
      <style:text-properties style:font-name="DejaVu Sans Mono" fo:font-size="7pt" officeooo:rsid="002d63d9" officeooo:paragraph-rsid="002d63d9" fo:background-color="transparent" style:font-size-asian="7pt" style:font-size-complex="7pt"/>
    </style:style>
    <style:style style:name="P47" style:family="paragraph" style:parent-style-name="Standard">
      <style:text-properties style:font-name="DejaVu Sans Mono" fo:font-size="7pt" officeooo:rsid="0030e2be" officeooo:paragraph-rsid="0030e2be" fo:background-color="transparent" style:font-size-asian="7pt" style:font-size-complex="7pt"/>
    </style:style>
    <style:style style:name="P48" style:family="paragraph" style:parent-style-name="Standard">
      <style:text-properties style:font-name="DejaVu Sans Mono" fo:font-size="7pt" officeooo:rsid="0030e2be" officeooo:paragraph-rsid="003297e7" fo:background-color="transparent" style:font-size-asian="7pt" style:font-size-complex="7pt"/>
    </style:style>
    <style:style style:name="P49" style:family="paragraph" style:parent-style-name="Standard">
      <style:text-properties style:font-name="DejaVu Sans Mono" fo:font-size="7pt" officeooo:rsid="0030e2be" officeooo:paragraph-rsid="00355dec" fo:background-color="transparent" style:font-size-asian="7pt" style:font-size-complex="7pt"/>
    </style:style>
    <style:style style:name="P50" style:family="paragraph" style:parent-style-name="Standard">
      <style:text-properties style:font-name="DejaVu Sans Mono" fo:font-size="7pt" officeooo:rsid="0030e2be" officeooo:paragraph-rsid="00365049" fo:background-color="transparent" style:font-size-asian="7pt" style:font-size-complex="7pt"/>
    </style:style>
    <style:style style:name="P51" style:family="paragraph" style:parent-style-name="Standard">
      <style:text-properties style:font-name="DejaVu Sans Mono" fo:font-size="7pt" officeooo:rsid="00355dec" officeooo:paragraph-rsid="00355dec" fo:background-color="transparent" style:font-size-asian="7pt" style:font-size-complex="7pt"/>
    </style:style>
    <style:style style:name="P52" style:family="paragraph" style:parent-style-name="Standard">
      <style:text-properties style:font-name="DejaVu Sans Mono" fo:font-size="7pt" officeooo:rsid="00355dec" officeooo:paragraph-rsid="00365049" fo:background-color="transparent" style:font-size-asian="7pt" style:font-size-complex="7pt"/>
    </style:style>
    <style:style style:name="P53" style:family="paragraph" style:parent-style-name="Standard">
      <style:text-properties style:font-name="DejaVu Sans Mono" fo:font-size="7pt" officeooo:rsid="00365049" officeooo:paragraph-rsid="00365049" fo:background-color="transparent" style:font-size-asian="7pt" style:font-size-complex="7pt"/>
    </style:style>
    <style:style style:name="P54" style:family="paragraph" style:parent-style-name="Standard">
      <style:text-properties style:font-name="DejaVu Sans Mono" fo:font-size="7pt" officeooo:rsid="0038f520" officeooo:paragraph-rsid="0038f520" fo:background-color="transparent" style:font-size-asian="7pt" style:font-size-complex="7pt"/>
    </style:style>
    <style:style style:name="P55" style:family="paragraph" style:parent-style-name="Standard">
      <style:text-properties style:font-name="DejaVu Sans Mono" fo:font-size="7pt" fo:font-weight="bold" officeooo:paragraph-rsid="00028e14" style:font-size-asian="7pt" style:font-weight-asian="bold" style:font-size-complex="7pt" style:font-weight-complex="bold"/>
    </style:style>
    <style:style style:name="P56" style:family="paragraph" style:parent-style-name="Standard">
      <style:text-properties style:font-name="DejaVu Sans Mono" fo:font-size="7pt" fo:font-style="normal" fo:font-weight="normal" officeooo:rsid="00041c81" officeooo:paragraph-rsid="00167338" style:font-size-asian="7pt" style:font-style-asian="normal" style:font-weight-asian="normal" style:font-size-complex="7pt" style:font-style-complex="normal" style:font-weight-complex="normal"/>
    </style:style>
    <style:style style:name="P57" style:family="paragraph" style:parent-style-name="Standard">
      <style:text-properties style:font-name="DejaVu Sans Mono" fo:font-size="7pt" fo:font-style="italic" officeooo:rsid="00041c81" officeooo:paragraph-rsid="00041c81" style:font-size-asian="7pt" style:font-style-asian="italic" style:font-size-complex="7pt" style:font-style-complex="italic"/>
    </style:style>
    <style:style style:name="P58" style:family="paragraph" style:parent-style-name="Standard">
      <style:text-properties style:font-name="DejaVu Sans Mono" fo:font-size="7pt" officeooo:rsid="000831fc" officeooo:paragraph-rsid="0011b8c1" fo:background-color="#00aaad" style:font-size-asian="7pt" style:font-size-complex="7pt"/>
    </style:style>
    <style:style style:name="P59" style:family="paragraph" style:parent-style-name="Standard">
      <style:text-properties style:font-name="DejaVu Sans Mono" fo:font-size="7pt" officeooo:rsid="0030e2be" officeooo:paragraph-rsid="00365049" fo:background-color="#8f93c7" style:font-size-asian="7pt" style:font-size-complex="7pt"/>
    </style:style>
    <style:style style:name="P60" style:family="paragraph" style:parent-style-name="Standard">
      <style:text-properties fo:color="#94070a" style:font-name="DejaVu Sans Mono" fo:font-size="7pt" officeooo:rsid="00355dec" officeooo:paragraph-rsid="00365049" fo:background-color="transparent" style:font-size-asian="7pt" style:font-size-complex="7pt"/>
    </style:style>
    <style:style style:name="P61" style:family="paragraph" style:parent-style-name="Standard">
      <style:paragraph-properties fo:break-before="column"/>
      <style:text-properties style:font-name="DejaVu Sans Mono" fo:font-size="7pt" officeooo:rsid="00041c81" officeooo:paragraph-rsid="00041c81" style:font-size-asian="7pt" style:font-size-complex="7pt"/>
    </style:style>
    <style:style style:name="P62" style:family="paragraph" style:parent-style-name="Standard">
      <style:paragraph-properties fo:break-before="column"/>
      <style:text-properties style:font-name="DejaVu Sans Mono" fo:font-size="7pt" officeooo:rsid="000831fc" officeooo:paragraph-rsid="000831fc" style:font-size-asian="7pt" style:font-size-complex="7pt"/>
    </style:style>
    <style:style style:name="P63" style:family="paragraph" style:parent-style-name="Standard">
      <style:paragraph-properties fo:break-before="column"/>
      <style:text-properties style:font-name="DejaVu Sans Mono" fo:font-size="7pt" officeooo:rsid="000831fc" officeooo:paragraph-rsid="00115bd7" style:font-size-asian="7pt" style:font-size-complex="7pt"/>
    </style:style>
    <style:style style:name="P64" style:family="paragraph" style:parent-style-name="Standard">
      <style:paragraph-properties fo:break-before="column"/>
      <style:text-properties style:font-name="DejaVu Sans Mono" fo:font-size="7pt" officeooo:rsid="000b72f4" officeooo:paragraph-rsid="000b72f4" style:font-size-asian="7pt" style:font-size-complex="7pt"/>
    </style:style>
    <style:style style:name="P65" style:family="paragraph" style:parent-style-name="Standard">
      <style:paragraph-properties fo:break-before="column"/>
      <style:text-properties style:font-name="DejaVu Sans Mono" fo:font-size="7pt" officeooo:rsid="000de704" officeooo:paragraph-rsid="000de704" style:font-size-asian="7pt" style:font-size-complex="7pt"/>
    </style:style>
    <style:style style:name="P66" style:family="paragraph" style:parent-style-name="Standard">
      <style:paragraph-properties fo:break-before="column"/>
      <style:text-properties style:font-name="DejaVu Sans Mono" fo:font-size="7pt" officeooo:rsid="001b180c" officeooo:paragraph-rsid="001b180c" style:font-size-asian="7pt" style:font-size-complex="7pt"/>
    </style:style>
    <style:style style:name="P67" style:family="paragraph" style:parent-style-name="Standard">
      <style:paragraph-properties fo:break-before="column"/>
      <style:text-properties style:font-name="DejaVu Sans Mono" fo:font-size="7pt" officeooo:rsid="001b180c" officeooo:paragraph-rsid="001c0d6a" style:font-size-asian="7pt" style:font-size-complex="7pt"/>
    </style:style>
    <style:style style:name="P68" style:family="paragraph" style:parent-style-name="Standard">
      <style:paragraph-properties fo:break-before="column"/>
      <style:text-properties style:font-name="DejaVu Sans Mono" fo:font-size="7pt" officeooo:rsid="00028e14" officeooo:paragraph-rsid="00028e14" style:font-size-asian="7pt" style:font-size-complex="7pt"/>
    </style:style>
    <style:style style:name="P69" style:family="paragraph" style:parent-style-name="Standard">
      <style:paragraph-properties fo:break-before="column"/>
      <style:text-properties style:font-name="DejaVu Sans Mono" fo:font-size="7pt" officeooo:rsid="0013b9d9" officeooo:paragraph-rsid="001571c6" fo:background-color="transparent" style:font-size-asian="7pt" style:font-size-complex="7pt"/>
    </style:style>
    <style:style style:name="P70" style:family="paragraph" style:parent-style-name="Standard">
      <style:paragraph-properties fo:break-before="column"/>
      <style:text-properties style:font-name="DejaVu Sans Mono" fo:font-size="7pt" officeooo:rsid="0013b9d9" officeooo:paragraph-rsid="00204f81" fo:background-color="transparent" style:font-size-asian="7pt" style:font-size-complex="7pt"/>
    </style:style>
    <style:style style:name="P71" style:family="paragraph" style:parent-style-name="Standard">
      <style:paragraph-properties fo:break-before="column"/>
      <style:text-properties style:font-name="DejaVu Sans Mono" fo:font-size="7pt" officeooo:rsid="00204f81" officeooo:paragraph-rsid="00204f81" fo:background-color="transparent" style:font-size-asian="7pt" style:font-size-complex="7pt"/>
    </style:style>
    <style:style style:name="P72" style:family="paragraph" style:parent-style-name="Standard">
      <style:paragraph-properties fo:break-before="column"/>
      <style:text-properties style:font-name="DejaVu Sans Mono" fo:font-size="7pt" officeooo:rsid="002240c8" officeooo:paragraph-rsid="002240c8" fo:background-color="transparent" style:font-size-asian="7pt" style:font-size-complex="7pt"/>
    </style:style>
    <style:style style:name="P73" style:family="paragraph" style:parent-style-name="Standard">
      <style:paragraph-properties fo:break-before="column"/>
      <style:text-properties style:font-name="DejaVu Sans Mono" fo:font-size="7pt" officeooo:rsid="0024d52d" officeooo:paragraph-rsid="0024d52d" fo:background-color="transparent" style:font-size-asian="7pt" style:font-size-complex="7pt"/>
    </style:style>
    <style:style style:name="P74" style:family="paragraph" style:parent-style-name="Standard">
      <style:paragraph-properties fo:break-before="column"/>
      <style:text-properties style:font-name="DejaVu Sans Mono" fo:font-size="7pt" officeooo:rsid="0026d14a" officeooo:paragraph-rsid="0026d14a" fo:background-color="transparent" style:font-size-asian="7pt" style:font-size-complex="7pt"/>
    </style:style>
    <style:style style:name="P75" style:family="paragraph" style:parent-style-name="Standard">
      <style:paragraph-properties fo:break-before="column"/>
      <style:text-properties style:font-name="DejaVu Sans Mono" fo:font-size="7pt" officeooo:rsid="0026e061" officeooo:paragraph-rsid="0026e061" fo:background-color="transparent" style:font-size-asian="7pt" style:font-size-complex="7pt"/>
    </style:style>
    <style:style style:name="P76" style:family="paragraph" style:parent-style-name="Standard">
      <style:paragraph-properties fo:break-before="column"/>
      <style:text-properties style:font-name="DejaVu Sans Mono" fo:font-size="7pt" officeooo:rsid="002ad23b" officeooo:paragraph-rsid="002ad23b" fo:background-color="transparent" style:font-size-asian="7pt" style:font-size-complex="7pt"/>
    </style:style>
    <style:style style:name="P77" style:family="paragraph" style:parent-style-name="Standard">
      <style:paragraph-properties fo:break-before="column"/>
      <style:text-properties style:font-name="DejaVu Sans Mono" fo:font-size="7pt" officeooo:rsid="002d63d9" officeooo:paragraph-rsid="002d63d9" fo:background-color="transparent" style:font-size-asian="7pt" style:font-size-complex="7pt"/>
    </style:style>
    <style:style style:name="P78" style:family="paragraph" style:parent-style-name="Standard">
      <style:paragraph-properties fo:break-before="column"/>
      <style:text-properties style:font-name="DejaVu Sans Mono" fo:font-size="7pt" officeooo:rsid="00355dec" officeooo:paragraph-rsid="00355dec" fo:background-color="transparent" style:font-size-asian="7pt" style:font-size-complex="7pt"/>
    </style:style>
    <style:style style:name="P79" style:family="paragraph" style:parent-style-name="Standard">
      <style:paragraph-properties fo:break-before="column"/>
      <style:text-properties style:font-name="DejaVu Sans Mono" fo:font-size="7pt" officeooo:rsid="00365049" officeooo:paragraph-rsid="00365049" fo:background-color="transparent" style:font-size-asian="7pt" style:font-size-complex="7pt"/>
    </style:style>
    <style:style style:name="P80" style:family="paragraph" style:parent-style-name="Standard">
      <style:paragraph-properties fo:break-before="page"/>
      <style:text-properties style:font-name="DejaVu Sans Mono" fo:font-size="7pt" officeooo:rsid="000831fc" officeooo:paragraph-rsid="000831fc" style:font-size-asian="7pt" style:font-size-complex="7pt"/>
    </style:style>
    <style:style style:name="P81" style:family="paragraph" style:parent-style-name="Standard">
      <style:paragraph-properties fo:break-before="page"/>
      <style:text-properties style:font-name="DejaVu Sans Mono" fo:font-size="7pt" officeooo:rsid="000b72f4" officeooo:paragraph-rsid="000b72f4" style:font-size-asian="7pt" style:font-size-complex="7pt"/>
    </style:style>
    <style:style style:name="P82" style:family="paragraph" style:parent-style-name="Standard">
      <style:paragraph-properties fo:break-before="page"/>
      <style:text-properties style:font-name="DejaVu Sans Mono" fo:font-size="7pt" officeooo:paragraph-rsid="00115bd7" style:font-size-asian="7pt" style:font-size-complex="7pt"/>
    </style:style>
    <style:style style:name="P83" style:family="paragraph" style:parent-style-name="Standard">
      <style:paragraph-properties fo:break-before="page"/>
      <style:text-properties style:font-name="DejaVu Sans Mono" fo:font-size="7pt" officeooo:rsid="001b180c" officeooo:paragraph-rsid="001b180c" style:font-size-asian="7pt" style:font-size-complex="7pt"/>
    </style:style>
    <style:style style:name="P84" style:family="paragraph" style:parent-style-name="Standard">
      <style:paragraph-properties fo:break-before="page"/>
      <style:text-properties style:font-name="DejaVu Sans Mono" fo:font-size="7pt" officeooo:rsid="000de704" officeooo:paragraph-rsid="000de704" style:font-size-asian="7pt" style:font-size-complex="7pt"/>
    </style:style>
    <style:style style:name="P85" style:family="paragraph" style:parent-style-name="Standard">
      <style:paragraph-properties fo:break-before="page"/>
      <style:text-properties style:font-name="DejaVu Sans Mono" fo:font-size="7pt" officeooo:rsid="0013b9d9" officeooo:paragraph-rsid="0013b9d9" fo:background-color="transparent" style:font-size-asian="7pt" style:font-size-complex="7pt"/>
    </style:style>
    <style:style style:name="P86" style:family="paragraph" style:parent-style-name="Standard">
      <style:paragraph-properties fo:break-before="page"/>
      <style:text-properties style:font-name="DejaVu Sans Mono" fo:font-size="7pt" officeooo:rsid="002240c8" officeooo:paragraph-rsid="002240c8" fo:background-color="transparent" style:font-size-asian="7pt" style:font-size-complex="7pt"/>
    </style:style>
    <style:style style:name="P87" style:family="paragraph" style:parent-style-name="Standard">
      <style:paragraph-properties fo:break-before="page"/>
      <style:text-properties style:font-name="DejaVu Sans Mono" fo:font-size="7pt" officeooo:rsid="0024759d" officeooo:paragraph-rsid="0024759d" fo:background-color="transparent" style:font-size-asian="7pt" style:font-size-complex="7pt"/>
    </style:style>
    <style:style style:name="P88" style:family="paragraph" style:parent-style-name="Standard">
      <style:paragraph-properties fo:break-before="page"/>
      <style:text-properties style:font-name="DejaVu Sans Mono" fo:font-size="7pt" officeooo:rsid="0026d14a" officeooo:paragraph-rsid="0026d14a" fo:background-color="transparent" style:font-size-asian="7pt" style:font-size-complex="7pt"/>
    </style:style>
    <style:style style:name="P89" style:family="paragraph" style:parent-style-name="Standard">
      <style:paragraph-properties fo:break-before="page"/>
      <style:text-properties style:font-name="DejaVu Sans Mono" fo:font-size="7pt" officeooo:rsid="0030e2be" officeooo:paragraph-rsid="0030e2be" fo:background-color="transparent" style:font-size-asian="7pt" style:font-size-complex="7pt"/>
    </style:style>
    <style:style style:name="P90" style:family="paragraph" style:parent-style-name="Standard">
      <style:paragraph-properties fo:break-before="page"/>
      <style:text-properties style:font-name="DejaVu Sans Mono" fo:font-size="7pt" officeooo:rsid="0024d52d" officeooo:paragraph-rsid="0024d52d" fo:background-color="transparent" style:font-size-asian="7pt" style:font-size-complex="7pt"/>
    </style:style>
    <style:style style:name="P91" style:family="paragraph" style:parent-style-name="Standard">
      <style:paragraph-properties fo:break-before="page"/>
      <style:text-properties style:font-name="DejaVu Sans Mono" fo:font-size="7pt" officeooo:rsid="0038f520" officeooo:paragraph-rsid="0038f520" fo:background-color="transparent" style:font-size-asian="7pt" style:font-size-complex="7pt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aa61a" loext:char-shading-value="0"/>
    </style:style>
    <style:style style:name="T3" style:family="text">
      <style:text-properties fo:background-color="#00aaad" loext:char-shading-value="0"/>
    </style:style>
    <style:style style:name="T4" style:family="text">
      <style:text-properties fo:background-color="#dddddd" loext:char-shading-value="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235a3" style:font-style-asian="italic" style:font-style-complex="italic"/>
    </style:style>
    <style:style style:name="T7" style:family="text">
      <style:text-properties fo:font-style="italic" fo:font-weight="bold" fo:background-color="#fffbcc" loext:char-shading-value="0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background-color="#8f93c7" loext:char-shading-value="0" style:font-style-asian="italic" style:font-style-complex="italic"/>
    </style:style>
    <style:style style:name="T10" style:family="text">
      <style:text-properties fo:font-style="italic" fo:background-color="#fffbcc" loext:char-shading-value="0" style:font-style-asian="italic" style:font-style-complex="italic"/>
    </style:style>
    <style:style style:name="T11" style:family="text">
      <style:text-properties fo:font-style="italic" fo:background-color="#adc5e7" loext:char-shading-value="0" style:font-style-asian="italic" style:font-style-complex="italic"/>
    </style:style>
    <style:style style:name="T12" style:family="text">
      <style:text-properties fo:font-style="italic" fo:background-color="#bee3d3" loext:char-shading-value="0" style:font-style-asian="italic" style:font-style-complex="italic"/>
    </style:style>
    <style:style style:name="T13" style:family="text">
      <style:text-properties officeooo:rsid="00057d10"/>
    </style:style>
    <style:style style:name="T14" style:family="text">
      <style:text-properties fo:background-color="#8f93c7" loext:char-shading-value="0"/>
    </style:style>
    <style:style style:name="T15" style:family="text">
      <style:text-properties officeooo:rsid="00365049" fo:background-color="#8f93c7" loext:char-shading-value="0"/>
    </style:style>
    <style:style style:name="T16" style:family="text">
      <style:text-properties fo:background-color="#f8aa97" loext:char-shading-value="0"/>
    </style:style>
    <style:style style:name="T17" style:family="text">
      <style:text-properties fo:background-color="#bcaed5" loext:char-shading-value="0"/>
    </style:style>
    <style:style style:name="T18" style:family="text">
      <style:text-properties fo:background-color="#7da7d8" loext:char-shading-value="0"/>
    </style:style>
    <style:style style:name="T19" style:family="text">
      <style:text-properties fo:background-color="#bee3d3" loext:char-shading-value="0"/>
    </style:style>
    <style:style style:name="T20" style:family="text">
      <style:text-properties fo:background-color="#ffdaa2" loext:char-shading-value="0"/>
    </style:style>
    <style:style style:name="T21" style:family="text">
      <style:text-properties fo:background-color="#7477b8" loext:char-shading-value="0"/>
    </style:style>
    <style:style style:name="T22" style:family="text">
      <style:text-properties fo:background-color="#ffe5ca" loext:char-shading-value="0"/>
    </style:style>
    <style:style style:name="T23" style:family="text">
      <style:text-properties fo:background-color="#ed1c24" loext:char-shading-value="0"/>
    </style:style>
    <style:style style:name="T24" style:family="text">
      <style:text-properties fo:background-color="#a3238e" loext:char-shading-value="0"/>
    </style:style>
    <style:style style:name="T25" style:family="text">
      <style:text-properties fo:background-color="#ef413d" loext:char-shading-value="0"/>
    </style:style>
    <style:style style:name="T26" style:family="text">
      <style:text-properties fo:background-color="#8f187c" loext:char-shading-value="0"/>
    </style:style>
    <style:style style:name="T27" style:family="text">
      <style:text-properties fo:background-color="#b2b2b2" loext:char-shading-value="0"/>
    </style:style>
    <style:style style:name="T28" style:family="text">
      <style:text-properties officeooo:rsid="0006e848"/>
    </style:style>
    <style:style style:name="T29" style:family="text">
      <style:text-properties fo:background-color="#f58220" loext:char-shading-value="0"/>
    </style:style>
    <style:style style:name="T30" style:family="text">
      <style:text-properties fo:background-color="#999999" loext:char-shading-value="0"/>
    </style:style>
    <style:style style:name="T31" style:family="text">
      <style:text-properties officeooo:rsid="000ce425"/>
    </style:style>
    <style:style style:name="T32" style:family="text">
      <style:text-properties fo:background-color="#808080" loext:char-shading-value="0"/>
    </style:style>
    <style:style style:name="T33" style:family="text">
      <style:text-properties style:text-overline-style="solid" style:text-overline-width="auto" style:text-overline-color="font-color"/>
    </style:style>
    <style:style style:name="T34" style:family="text">
      <style:text-properties fo:background-color="#00b274" loext:char-shading-value="0"/>
    </style:style>
    <style:style style:name="T35" style:family="text">
      <style:text-properties fo:background-color="#adc5e7" loext:char-shading-value="0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fo:background-color="#fff200" loext:char-shading-value="0" style:font-weight-asian="bold" style:font-weight-complex="bold"/>
    </style:style>
    <style:style style:name="T38" style:family="text">
      <style:text-properties fo:font-weight="bold" fo:background-color="#8f93c7" loext:char-shading-value="0" style:font-weight-asian="bold" style:font-weight-complex="bold"/>
    </style:style>
    <style:style style:name="T39" style:family="text">
      <style:text-properties fo:font-weight="bold" fo:background-color="#fffbcc" loext:char-shading-value="0" style:font-weight-asian="bold" style:font-weight-complex="bold"/>
    </style:style>
    <style:style style:name="T40" style:family="text">
      <style:text-properties fo:background-color="#cccccc" loext:char-shading-value="0"/>
    </style:style>
    <style:style style:name="T41" style:family="text">
      <style:text-properties fo:background-color="#fcd4d1" loext:char-shading-value="0"/>
    </style:style>
    <style:style style:name="T42" style:family="text">
      <style:text-properties officeooo:rsid="001c0d6a"/>
    </style:style>
    <style:style style:name="T43" style:family="text">
      <style:text-properties fo:background-color="#fffbcc" loext:char-shading-value="0"/>
    </style:style>
    <style:style style:name="T44" style:family="text">
      <style:text-properties officeooo:rsid="001d56ad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officeooo:rsid="002240c8"/>
    </style:style>
    <style:style style:name="T47" style:family="text">
      <style:text-properties fo:color="#94070a"/>
    </style:style>
    <style:style style:name="T48" style:family="text">
      <style:text-properties fo:color="#94070a" fo:font-weight="bold" style:font-weight-asian="bold" style:font-weight-complex="bold"/>
    </style:style>
    <style:style style:name="T49" style:family="text">
      <style:text-properties fo:color="#94070a" fo:font-weight="bold" fo:background-color="#fffbcc" loext:char-shading-value="0" style:font-weight-asian="bold" style:font-weight-complex="bold"/>
    </style:style>
    <style:style style:name="T50" style:family="text">
      <style:text-properties fo:color="#94070a" fo:background-color="#fffbcc" loext:char-shading-value="0"/>
    </style:style>
    <style:style style:name="T51" style:family="text">
      <style:text-properties officeooo:rsid="003aa5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king square once:</text:p>
      <text:p text:style-name="P4"/>
      <text:p text:style-name="P4"><text:span text:style-name="T40">51 80 00 00 00 00 00 00 00 00 00 00</text:span> </text:p>
      <text:p text:style-name="P4">1B 80 E8 03 00 00 00 00 00 00 00 00 </text:p>
      <text:p text:style-name="P4"><text:span text:style-name="T40">12 80 FF 07 00 00 00 00 00 00 00 00</text:span> </text:p>
      <text:p text:style-name="P4"><text:span text:style-name="T40">06 80 F3 07 00 00 00 00 00 00 00 00</text:span> </text:p>
      <text:p text:style-name="P4"><text:span text:style-name="T40">0C 80 FE 00 00 00 00 00 00 00 00 00</text:span> </text:p>
      <text:p text:style-name="P4">07 80 64 00 00 80 00 00 00 00 00 00 </text:p>
      <text:p text:style-name="P4">08 80 64 00 00 00 00 00 00 00 00 00 </text:p>
      <text:p text:style-name="P4"><text:span text:style-name="T36">0F 80 0A 00 00 00 00 00 00 00 00 00</text:span> </text:p>
      <text:p text:style-name="P55">0D 80 08 00 00 00 00 00 00 00 00 00</text:p>
      <text:p text:style-name="P5"><text:s/></text:p>
      <text:p text:style-name="P4"><text:span text:style-name="T1">01 80 C4 7C B2 53 00 00 6C 2C 00 00</text:span> </text:p>
      <text:p text:style-name="P4"><text:span text:style-name="T3">21 80 01 00 00 00 00 00 00 00 00 00</text:span> </text:p>
      <text:p text:style-name="P23">04 80 20 03 00 00 00 00 00 00 00 00 </text:p>
      <text:p text:style-name="P25">05 80 C4 7C CA 6C 00 00 18 19 00 00 </text:p>
      <text:p text:style-name="P25">05 80 EB 8F CA 6C 00 80 28 13 00 00 </text:p>
      <text:p text:style-name="P25">05 80 EB 8F B2 53 00 80 18 19 00 00 </text:p>
      <text:p text:style-name="P4"><text:span text:style-name="T2">05 80 C4 7C B2 53 00 80 28 13 00 00</text:span> </text:p>
      <text:p text:style-name="P23">04 80 1E 00 00 00 00 00 00 00 00 00 </text:p>
      <text:p text:style-name="P4"><text:span text:style-name="T3">21 80 00 00 00 00 00 00 00 00 00 00</text:span> </text:p>
      <text:p text:style-name="P27">01 80 00 80 00 80 00 00 6B 2C 00 00 </text:p>
      <text:p text:style-name="P4"/>
      <text:p text:style-name="P4">02 80 00 00 00 00 00 00 00 00 00 00 </text:p>
      <text:p text:style-name="P1">(repeated many times; probably a null packet)</text:p>
      <text:p text:style-name="P4"/>
      <text:p text:style-name="P1"/>
      <text:p text:style-name="P1"><text:s text:c="6"/><text:span text:style-name="T28">CordA CordB <text:s text:c="3"/>sgn Dist</text:span></text:p>
      <text:p text:style-name="P3"><text:span text:style-name="T2">05 80</text:span> <text:span text:style-name="T20">C4 7C</text:span> <text:span text:style-name="T17">CA 6C</text:span> 00 00 <text:span text:style-name="T14">18 19</text:span> 00 00 </text:p>
      <text:p text:style-name="P3"><text:span text:style-name="T2">05 80</text:span> <text:span text:style-name="T21">EB 8F</text:span> <text:span text:style-name="T17">CA 6C</text:span> 00 <text:span text:style-name="T4">80</text:span> <text:span text:style-name="T16">28 13</text:span> 00 00 </text:p>
      <text:p text:style-name="P3"><text:span text:style-name="T2">05 80</text:span> <text:span text:style-name="T21">EB 8F</text:span> <text:span text:style-name="T19">B2 53</text:span> 00 <text:span text:style-name="T4">80</text:span> <text:span text:style-name="T14">18 19</text:span> 00 00 </text:p>
      <text:p text:style-name="P3"><text:span text:style-name="T2">05 80</text:span> <text:span text:style-name="T20">C4 7C</text:span> <text:span text:style-name="T19">B2 53</text:span> 00 <text:span text:style-name="T4">80</text:span> <text:span text:style-name="T16">28 13</text:span> 00 00</text:p>
      <text:p text:style-name="P68">Continuous marking from start:</text:p>
      <text:p text:style-name="P2"/>
      <text:p text:style-name="P2">51 80 00 00 00 00 00 00 00 00 00 00 </text:p>
      <text:p text:style-name="P2">1B 80 E8 03 00 00 00 00 00 00 00 00 </text:p>
      <text:p text:style-name="P2">12 80 FF 07 00 00 00 00 00 00 00 00 </text:p>
      <text:p text:style-name="P2">06 80 F3 07 00 00 00 00 00 00 00 00 </text:p>
      <text:p text:style-name="P2">0C 80 FE 00 00 00 00 00 00 00 00 00 </text:p>
      <text:p text:style-name="P2">07 80 64 00 00 80 00 00 00 00 00 00 </text:p>
      <text:p text:style-name="P2">08 80 64 00 00 00 00 00 00 00 00 00 </text:p>
      <text:p text:style-name="P2">0F 80 0A 00 00 00 00 00 00 00 00 00 </text:p>
      <text:p text:style-name="P2">0D 80 08 00 00 00 00 00 00 00 00 00 </text:p>
      <text:p text:style-name="P2"/>
      <text:p text:style-name="P2"><text:span text:style-name="T4">01 80</text:span> <text:span text:style-name="T22">C4 7C</text:span> <text:span text:style-name="T19">B2 53</text:span> 00 00 <text:span text:style-name="T23">6C 2C</text:span> 00 00 </text:p>
      <text:p text:style-name="P2"><text:span text:style-name="T4">21 80</text:span> <text:span text:style-name="T27">01</text:span> 00 00 00 00 00 00 00 00 00 </text:p>
      <text:p text:style-name="P2"><text:span text:style-name="T4">04 80</text:span> <text:span text:style-name="T25">20 03</text:span> 00 00 00 00 00 00 00 00 </text:p>
      <text:p text:style-name="P2"><text:span text:style-name="T2">05 80</text:span> <text:span text:style-name="T20">C4 7C</text:span> <text:span text:style-name="T17">CA 6C</text:span> 00 00 <text:span text:style-name="T14">18 19</text:span> 00 00 </text:p>
      <text:p text:style-name="P2"><text:span text:style-name="T2">05 80</text:span> <text:span text:style-name="T21">EB 8F</text:span> <text:span text:style-name="T17">CA 6C</text:span> 00 <text:span text:style-name="T4">80</text:span> <text:span text:style-name="T16">28 13</text:span> 00 00 </text:p>
      <text:p text:style-name="P2"><text:span text:style-name="T2">05 80</text:span> <text:span text:style-name="T21">EB 8F</text:span> <text:span text:style-name="T19">B2 53</text:span> 00 <text:span text:style-name="T4">80</text:span> <text:span text:style-name="T14">18 19</text:span> 00 00 </text:p>
      <text:p text:style-name="P2"><text:span text:style-name="T2">05 80</text:span> <text:span text:style-name="T20">C4 7C</text:span> <text:span text:style-name="T19">B2 53</text:span> 00 <text:span text:style-name="T4">80</text:span> <text:span text:style-name="T16">28 13</text:span> 00 00 </text:p>
      <text:p text:style-name="P2"><text:span text:style-name="T4">04 80</text:span> <text:span text:style-name="T26">1E 00</text:span> 00 00 00 00 00 00 00 00 </text:p>
      <text:p text:style-name="P2"><text:span text:style-name="T4">21 80</text:span> 00 00 00 00 00 00 00 00 00 00 </text:p>
      <text:p text:style-name="P2"><text:span text:style-name="T4">01 80</text:span> 00 <text:span text:style-name="T4">80</text:span> 00 <text:span text:style-name="T27">80</text:span> 00 00 <text:span text:style-name="T24">6B 2C</text:span> 00 00 </text:p>
      <text:p text:style-name="P2"/>
      <text:p text:style-name="P2">23 80 01 00 01 00 00 00 00 00 00 00 </text:p>
      <text:p text:style-name="P2"/>
      <text:p text:style-name="P2">01 80 C4 7C B2 53 00 00 6B 2C 00 00 </text:p>
      <text:p text:style-name="P2">21 80 01 00 00 00 00 00 00 00 00 00 </text:p>
      <text:p text:style-name="P2">04 80 20 03 00 00 00 00 00 00 00 00 </text:p>
      <text:p text:style-name="P2">05 80 C4 7C CA 6C 00 00 18 19 00 00 </text:p>
      <text:p text:style-name="P2">05 80 EB 8F CA 6C 00 80 28 13 00 00 </text:p>
      <text:p text:style-name="P2">05 80 EB 8F B2 53 00 80 18 19 00 00 </text:p>
      <text:p text:style-name="P2">05 80 C4 7C B2 53 00 80 28 13 00 00 </text:p>
      <text:p text:style-name="P2">04 80 1E 00 00 00 00 00 00 00 00 00 </text:p>
      <text:p text:style-name="P2">21 80 00 00 00 00 00 00 00 00 00 00 </text:p>
      <text:p text:style-name="P2">01 80 00 80 00 80 00 00 6B 2C 00 00 </text:p>
      <text:p text:style-name="P2"/>
      <text:p text:style-name="P2">23 80 01 00 01 00 00 00 00 00 00 00 </text:p>
      <text:p text:style-name="P2"/>
      <text:p text:style-name="P2">01 80 C4 7C B2 53 00 00 6B 2C 00 00 </text:p>
      <text:p text:style-name="P2">21 80 01 00 00 00 00 00 00 00 00 00 </text:p>
      <text:p text:style-name="P2">04 80 20 03 00 00 00 00 00 00 00 00 </text:p>
      <text:p text:style-name="P2">05 80 C4 7C CA 6C 00 00 18 19 00 00 </text:p>
      <text:p text:style-name="P2">05 80 EB 8F CA 6C 00 80 28 13 00 00 </text:p>
      <text:p text:style-name="P2">05 80 EB 8F B2 53 00 80 18 19 00 00 </text:p>
      <text:p text:style-name="P2">05 80 C4 7C B2 53 00 80 28 13 00 00 </text:p>
      <text:p text:style-name="P2">04 80 1E 00 00 00 00 00 00 00 00 00 </text:p>
      <text:p text:style-name="P2">21 80 00 00 00 00 00 00 00 00 00 00 </text:p>
      <text:p text:style-name="P2">01 80 00 80 00 80 00 00 6B 2C 00 00 </text:p>
      <text:p text:style-name="P2"/>
      <text:p text:style-name="P2">23 80 01 00 01 00 00 00 00 00 00 00 </text:p>
      <text:p text:style-name="P2"/>
      <text:p text:style-name="P2">01 80 C4 7C B2 53 00 00 6B 2C 00 00 21 </text:p>
      <text:p text:style-name="P2">…</text:p>
      <text:p text:style-name="P6">And so on</text:p>
      <text:p text:style-name="P6"/>
      <text:p text:style-name="P61">Red laser only, <text:span text:style-name="T13">continuous</text:span>:</text:p>
      <text:p text:style-name="P7"/>
      <text:p text:style-name="P7">01 80 89 90 63 53 00 00 18 19 00 00 </text:p>
      <text:p text:style-name="P7">01 80 61 7D 63 53 00 00 28 13 00 00</text:p>
      <text:p text:style-name="P7">01 80 61 7D 63 53 00 00 00 00 00 00 01 80 61 7D 7B 6C 00 00 18 19 00 00</text:p>
      <text:p text:style-name="P7">01 80 89 90 7B 6C 00 00 28 13 00 00 </text:p>
      <text:p text:style-name="P7"/>
      <text:p text:style-name="P7">01 80 89 90 63 53 00 00 18 19 00 00 01 80 61 7D 63 53 00 00 28 13 00 00 01 80 61 7D 63 53 00 00 00 00 00 00 01 80 61 7D 7B 6C 00 00 18 19 00 00 01 80 89 90 7B 6C 00 00 28 13 00 00 </text:p>
      <text:p text:style-name="P7"/>
      <text:p text:style-name="P7"/>
      <text:p text:style-name="P8"><text:span text:style-name="T1">01 80</text:span> <text:span text:style-name="T20">89 90</text:span> <text:span text:style-name="T17">63 53</text:span> 00 00 <text:span text:style-name="T14">18 19</text:span> 00 00</text:p>
      <text:p text:style-name="P8"><text:span text:style-name="T1">01 80</text:span> <text:span text:style-name="T18">61 7D</text:span> <text:span text:style-name="T17">63 53</text:span> 00 00 <text:span text:style-name="T16">28 13</text:span> 00 00</text:p>
      <text:p text:style-name="P8"><text:span text:style-name="T1">01 80</text:span> <text:span text:style-name="T18">61 7D</text:span> <text:span text:style-name="T17">63 53</text:span> 00 00 00 00 00 00</text:p>
      <text:p text:style-name="P8"><text:span text:style-name="T1">01 80</text:span> <text:span text:style-name="T18">61 7D</text:span> <text:span text:style-name="T19">7B 6C</text:span> 00 00 <text:span text:style-name="T14">18 19</text:span> 00 00</text:p>
      <text:p text:style-name="P8"><text:span text:style-name="T1">01 80</text:span> <text:span text:style-name="T20">89 90</text:span> <text:span text:style-name="T19">7B 6C</text:span> 00 00 <text:span text:style-name="T16">28 13</text:span> 00 00 </text:p>
      <text:p text:style-name="P7"/>
      <text:p text:style-name="P7">01 80 89 90 63 53 00 00 18 19 00 00 01 80 61 7D 63 53 00 00 28 13 00 00 01 80 61 7D 63 53 00 00 00 00 00 00 01 80 61 7D 7B 6C 00 00 18 19 00 00 01 80 89 90 7B 6C 00 00 28 13 00 00 </text:p>
      <text:p text:style-name="P7"/>
      <text:p text:style-name="P7">01 80 89 90 63 53 00 00 18 19 00 00 01 80 61 7D 63 53 00 00 28 13 00 00 01 80 61 7D 63 53 00 00 00 00 00 00 01 80 61 7D 7B 6C 00 00 18 19 00 00 01 80 89 90 7B 6C 00 00 28 13 00 00 </text:p>
      <text:p text:style-name="P7"/>
      <text:p text:style-name="P7">and so on <text:span text:style-name="T5">ad infinitum</text:span></text:p>
      <text:p text:style-name="P57"/>
      <text:p text:style-name="P21"><text:span text:style-name="T5">Commencement of </text:span><text:span text:style-name="T6">lighting</text:span><text:span text:style-name="T5">:</text:span></text:p>
      <text:p text:style-name="P56">51 80 00 00 00 00 00 00 00 00 00 00 06 80 F6 05 00 00 00 00 00 00 00 00 0C 80 F6 05 00 00 00 00 00 00 00 00 07 80 00 00 00 00 00 00 00 00 00 00 08 80 00 00 00 00 00 00 00 00 00 00 0F 80 00 00 00 00 00 00 00 00 00 00 </text:p>
      <text:p text:style-name="P56"/>
      <text:p text:style-name="P56">0D 80 00 00 00 00 00 00 00 00 00 00 01 80 61 7D 63 53 00 00 B1 2C 00 00 01 80 61 7D 7B 6C 00 00 18 19 00 00 01 80 89 90 7B 6C 00 00 28 13 00 00 01 80 89 90 63 53 00 00 18 19 00 00 01 80 61 7D 63 53 00 00 28 13 00 00 01 80 61 7D 63 53 00 00 00 00 00 00 01 80 61 7D 7B 6C 00 00 18 19 00 00 01 80 89 90 7B 6C 00 00 28 13 00 00 01 80 89 90 63 53 00 00 18 19 00 00</text:p>
      <text:p text:style-name="P57"/>
      <text:p text:style-name="P80">Speed 127</text:p>
      <text:p text:style-name="P9">51 80 00 00 00 00 00 00 00 00 00 00 1B 80 E8 03 00 00 00 00 00 00 00 00 <text:span text:style-name="T30">12 80 32 0B 00 00 00 00 00 00 00 00</text:span> 06 80 F3 07 00 00 00 00 00 00 00 00 <text:span text:style-name="T1">0C 80 </text:span><text:span text:style-name="T29">40 00</text:span><text:span text:style-name="T1"> 00 00 00 00 00 00 00 00</text:span> 07 80 32 00 00 00 00 00 00 00 00 00 08 80 C8 00 00 00 00 00 00 00 00 00 0F 80 00 00 00 00 00 00 00 00 00 00</text:p>
      <text:p text:style-name="P9">0D 80 07 00 00 00 00 00 00 00 00 00</text:p>
      <text:p text:style-name="P9"/>
      <text:p text:style-name="P9">01 80 5B 89 23 77 00 00 E3 0C 00 00 21 80 01 00 00 00 00 00 00 00 00 00 04 80 20 03 00 00 00 00 00 00 00 00 <text:span text:style-name="T2">05 80 A0 77 1D 8F 00 00 D2 1D 00 00</text:span> 21 80 00 00 00 00 00 00 00 00 00 00 0D 80 08 00 00 00 00 00 00 00 00 00</text:p>
      <text:p text:style-name="P9"><text:span text:style-name="T1">01 80 5B 89 23 77 00 00 D2 1D 00 00</text:span> 21 80 01 00 00 00 00 00 00 00 00 00 04 80 20 03 00 00 00 00 00 00 00 00 <text:span text:style-name="T2">05 80 A0 77 1D 8F 00 00 D2 1D 00 00</text:span> 21 80 00 00 00 00 00 00 00 00 00 00 <text:span text:style-name="T1">01 80 5B 89 23 77 00 00 D2 1D 00 00</text:span> 21 80 01 00 00 00 00 00 00 00 00 00 04 80 20 03 00 00 00 00 00 00 00 00 <text:span text:style-name="T2">05 80 A0 77 1D 8F 00 00 D2 1D 00 00</text:span> 21 80 00 00 00 00 00 00 00 00 00 00 <text:span text:style-name="T1">01 80 00 80 00 80 00 00 47 11 00 00</text:span> </text:p>
      <text:p text:style-name="P9"/>
      <text:p text:style-name="P9">02 80 00 00 00 00 00 00 00 00 00 00 02 80 00 00 00 00 00 00 00 00 00 00</text:p>
      <text:p text:style-name="P9"/>
      <text:p text:style-name="P12">Otoh why is a diagonal line so much more complicated than a square?</text:p>
      <text:p text:style-name="P15">Maybe lens corrections require multiple segments?</text:p>
      <text:p text:style-name="P9"/>
      <text:p text:style-name="P62">Speed 255</text:p>
      <text:p text:style-name="P9">51 80 00 00 00 00 00 00 00 00 00 00 1B 80 E8 03 00 00 00 00 00 00 00 00 <text:span text:style-name="T30">12 80 32 0B 00 00 00 00 00 00 00 00 </text:span>06 80 F3 07 00 00 00 00 00 00 00 00 <text:span text:style-name="T1">0C 80 </text:span><text:span text:style-name="T29">81 00</text:span><text:span text:style-name="T1"> 00 00 00 00 00 00 00 00</text:span> 07 80 32 00 00 00 00 00 00 00 00 00 08 80 C8 00 00 00 00 00 00 00 00 00 0F 80 00 00 00 00 00 00 00 00 00 00 0D 80 07 00 00 00 00 00 00 00 00 00 </text:p>
      <text:p text:style-name="P9"/>
      <text:p text:style-name="P9">01 80 5B 89 23 77 00 00 E3 0C 00 00 21 80 01 00 00 00 00 00 00 00 00 00 04 80 20 03 00 00 00 00 00 00 00 00 <text:span text:style-name="T2">05 80 A0 77 1D 8F 00 00 D2 1D 00 00</text:span> 21 80 00 00 00 00 00 00 00 00 00 00 0D 80 08 00 00 00 00 00 00 00 00 00 01 80 5B 89 23 77 00 00 D2 1D 00 00 21 80 01 00 00 00 00 00 00 00 00 00 04 80 20 03 00 00 00 00 00 00 00 00 <text:span text:style-name="T2">05 80 A0 77 1D 8F 00 00 D2 1D 00 00</text:span> 21 80 00 00 00 00 00 00 00 00 00 00 01 80 5B 89 23 77 00 00 D2 1D 00 00 21 80 01 00 00 00 00 00 00 00 00 00 04 80 20 03 00 00 00 00 00 00 00 00 <text:span text:style-name="T2">05 80 A0 77 1D 8F 00 00 D2 1D 00 00 </text:span>21 80 00 00 00 00 00 00 00 00 00 00 01 80 00 80 00 80 00 00 47 11 00 00 </text:p>
      <text:p text:style-name="P9"/>
      <text:p text:style-name="P9">02 80 00 00 00 00 00 00 00 00 00 00 02 80 00 00 00 00 00 00 00 00 00 00 </text:p>
      <text:p text:style-name="P9"/>
      <text:p text:style-name="P12">So this is a little endian 16 bit value.</text:p>
      <text:p text:style-name="P62">Speed 800 (0x320)</text:p>
      <text:p text:style-name="P9">51 80 00 00 00 00 00 00 00 00 00 00 1B 80 E8 03 00 00 00 00 00 00 00 00 <text:span text:style-name="T30">12 80 32 0B 00 00 00 00 00 00 00 00</text:span> 06 80 F3 07 00 00 00 00 00 00 00 00 <text:span text:style-name="T1">0C 80 </text:span><text:span text:style-name="T29">97 01</text:span><text:span text:style-name="T1"> 00 00 00 00 00 00 00 00</text:span> 07 80 32 00 00 00 00 00 00 00 00 00 08 80 C8 00 00 00 00 00 00 00 00 00 0F 80 00 00 00 00 00 00 00 00 00 00 0D 80 07 00 00 00 00 00 00 00 00 00</text:p>
      <text:p text:style-name="P9"/>
      <text:p text:style-name="P9">01 80 5B 89 23 77 00 00 E3 0C 00 00 21 80 01 00 00 00 00 00 00 00 00 00 04 80 20 03 00 00 00 00 00 00 00 00 <text:span text:style-name="T2">05 80 A0 77 1D 8F 00 00 D2 1D 00 00</text:span> 21 80 00 00 00 00 00 00 00 00 00 00 0D 80 08 00 00 00 00 00 00 00 00 00 01 80 5B 89 23 77 00 00 D2 1D 00 00 21 80 01 00 00 00 00 00 00 00 00 00 04 80 20 03 00 00 00 00 00 00 00 00 <text:span text:style-name="T2">05 80 A0 77 1D 8F 00 00 D2 1D 00 00</text:span> 21 80 00 00 00 00 00 00 00 00 00 00 01 80 5B 89 23 77 00 00 D2 1D 00 00 21 80 01 00 00 00 00 00 00 00 00 00 04 80 20 03 00 00 00 00 00 00 00 00 <text:span text:style-name="T2">05 80 A0 77 1D 8F 00 00 D2 1D 00 00</text:span> 21 80 00 00 00 00 00 00 00 00 00 00 01 80 00 80 00 80 00 00 47 11 00 00 </text:p>
      <text:p text:style-name="P9"/>
      <text:p text:style-name="P9">02 80 00 00 00 00 00 00 00 00 00 00 02 80 00 00 00 00 00 00 00 00 00 00</text:p>
      <text:p text:style-name="P9"/>
      <text:p text:style-name="P9"/>
      <text:p text:style-name="P9"/>
      <text:p text:style-name="P84">Frequency 33 khz (0x025E)</text:p>
      <text:p text:style-name="P10"/>
      <text:p text:style-name="P10">51 80 00 00 00 00 00 00 00 00 00 00 <text:span text:style-name="T1">1B 80 5E 02 00 00 00 00 00 00 00 00</text:span> <text:span text:style-name="T32">12 80 FF 07 00 00 00 00 00 00 00 00</text:span> 06 80 F3 07 00 00 00 00 00 00 00 00 <text:span text:style-name="T32">0C 80 FE 00 00 00 00 00 00 00 00 00</text:span> 07 80 32 00 00 00 00 00 00 00 00 00 08 80 C8 00 00 00 00 00 00 00 00 00 0F 80 00 00 00 00 00 00 00 00 00 00 0D 80 07 00 00 00 00 00 00 00 00 00 </text:p>
      <text:p text:style-name="P10"/>
      <text:p text:style-name="P10">01 80 5B 89 23 77 00 00 E3 0C 00 00 21 80 01 00 00 00 00 00 00 00 00 00 04 80 20 03 00 00 00 00 00 00 00 00 05 80 A0 77 1D 8F 00 00 D2 1D 00 00 21 80 00 00 00 00 00 00 00 00 00 00 0D 80 08 00 00 00 00 00 00 00 00 00 01 80 5B 89 23 77 00 00 D2 1D 00 00 21 80 01 00 00 00 00 00 00 00 00 00 04 80 20 03 00 00 00 00 00 00 00 00 05 80 A0 77 1D 8F 00 00 D2 1D 00 00 21 80 00 00 00 00 00 00 00 00 00 00 01 80 5B 89 23 77 00 00 D2 1D 00 00 21 80 01 00 00 00 00 00 00 00 00 00 04 80 20 03 00 00 00 00 00 00 00 00 05 80 A0 77 1D 8F 00 00 D2 1D 00 00 21 80 00 00 00 00 00 00 00 00 00 00 01 80 00 80 00 80 00 00 47 11 00 00 02 80 00 00 00 00 00 00 00 00 00 00 02 80 00 00 00 00 00 00 00 00 00 00</text:p>
      <text:p text:style-name="P10"/>
      <text:p text:style-name="P10"/>
      <text:p text:style-name="P65">Frequency 20 khz (0x03e8)</text:p>
      <text:p text:style-name="P10"/>
      <text:p text:style-name="P10">51 80 00 00 00 00 00 00 00 00 00 00 <text:span text:style-name="T1">1B 80 E8 03 00 00 00 00 00 00 00 00</text:span> <text:span text:style-name="T30">12 80 32 0B 00 00 00 00 00 00 00 00</text:span> 06 80 F3 07 00 00 00 00 00 00 00 00 <text:span text:style-name="T32">0C 80 40 00 00 00 00 00 00 00 00 00</text:span> 07 80 32 00 00 00 00 00 00 00 00 00 08 80 C8 00 00 00 00 00 00 00 00 00 0F 80 00 00 00 00 00 00 00 00 00 00</text:p>
      <text:p text:style-name="P10">0D 80 07 00 00 00 00 00 00 00 00 00</text:p>
      <text:p text:style-name="P10"/>
      <text:p text:style-name="P16">Lower frequency is higher number so it must be period or duty cycle. 20 khz = 1000, 33 khz = 606.</text:p>
      <text:p text:style-name="P16"/>
      <text:p text:style-name="P16">so 1000 = 50 usec. <text:s/>606 = 30.3<text:span text:style-name="T33">03</text:span> usec</text:p>
      <text:p text:style-name="P17">1 unit is 50 ns</text:p>
      <text:p text:style-name="P18"/>
      <text:p text:style-name="P83">Control square 500mm/s-50%-20khz</text:p>
      <text:p text:style-name="P18"/>
      <text:p text:style-name="P18"><text:span text:style-name="T40">51</text:span> 80 00 00 00 00 00 00 00 00 00 00 <text:span text:style-name="T40">1B</text:span> 80 E8 03 00 00 00 00 00 00 00 00 <text:span text:style-name="T40">12</text:span> 80 FF 07 00 00 00 00 00 00 00 00 <text:span text:style-name="T40">06</text:span> 80 F3 07 00 00 00 00 00 00 00 00 <text:span text:style-name="T40">0C</text:span> 80 FE 00 00 00 00 00 00 00 00 00 <text:span text:style-name="T19">07 80 64 00 00 80 </text:span>00 00 00 00 00 00 <text:span text:style-name="T41">08 80 64 00 00 00 </text:span>00 00 00 00 00 00 0F 80 0A 00 00 00 00 00 00 00 00 00</text:p>
      <text:p text:style-name="P18"/>
      <text:p text:style-name="P18">0D 80 06 00 00 00 00 00 00 00 00 00 01 80 A9 78 3C 78 00 00 B0 0A 00 00 21 80 01 00 00 00 00 00 00 00 00 00 04 80 20 03 00 00 00 00 00 00 00 00 05 80 A9 78 C3 87 00 00 88 0F 00 00 05 80 56 87 C3 87 00 80 AD 0E 00 00 05 80 56 87 3C 78 00 80 88 0F 00 00 05 80 A9 78 3C 78 00 80 AD 0E 00 00 04 80 1E 00 00 00 00 00 00 00 00 00 21 80 00 00 00 00 00 00 00 00 00 00 </text:p>
      <text:p text:style-name="P18"/>
      <text:p text:style-name="P18">01 80 00 80 00 80 00 00 AF 0A 00 00</text:p>
      <text:p text:style-name="P18"/>
      <text:p text:style-name="P18"/>
      <text:p text:style-name="P66">Ontc 120 <text:span text:style-name="T42">(units are 1:1)</text:span></text:p>
      <text:p text:style-name="P17"/>
      <text:p text:style-name="P18">51 80 00 00 00 00 00 00 00 00 00 00 1B 80 E8 03 00 00 00 00 00 00 00 00 12 80 FF 07 00 00 00 00 00 00 00 00 06 80 F3 07 00 00 00 00 00 00 00 00 0C 80 FE 00 00 00 00 00 00 00 00 00 <text:span text:style-name="T19">07 80 78 00 00 80 </text:span>00 00 00 00 00 00 08 80 64 00 00 00 00 00 00 00 00 00 0F 80 0A 00 00 00 00 00 00 00 00 00 </text:p>
      <text:p text:style-name="P18"/>
      <text:p text:style-name="P18">0D 80 06 00 00 00 00 00 00 00 00 00 01 80 A9 78 3C 78 00 00 B0 0A 00 00 21 80 01 00 00 00 00 00 00 00 00 00 04 80 20 03 00 00 00 00 00 00 00 00 05 80 A9 78 C3 87 00 00 88 0F 00 00 05 80 56 87 C3 87 00 80 AD 0E 00 00 05 80 56 87 3C 78 00 80 88 0F 00 00 05 80 A9 78 3C 78 00 80 AD 0E 00 00 04 80 1E 00 00 00 00 00 00 00 00 00 21 80 00 00 00 00 00 00 00 00 00 00 </text:p>
      <text:p text:style-name="P18"/>
      <text:p text:style-name="P18">01 80 00 80 00 80 00 00 AF 0A 00 00 </text:p>
      <text:p text:style-name="P18"/>
      <text:p text:style-name="P18">02 80 00 00 00 00 00 00 00 00 00 00 </text:p>
      <text:p text:style-name="P18"/>
      <text:p text:style-name="P18"/>
      <text:p text:style-name="P22">endtc320</text:p>
      <text:p text:style-name="P18">51 80 00 00 00 00 00 00 00 00 00 00 1B 80 E8 03 00 00 00 00 00 00 00 00 12 80 FF 07 00 00 00 00 00 00 00 00 06 80 F3 07 00 00 00 00 00 00 00 00 0C 80 FE 00 00 00 00 00 00 00 00 00 07 80 64 00 00 80 00 00 00 00 00 00 08 80 64 00 00 00 00 00 00 00 00 00 0F 80 0A 00 00 00 00 00 00 00 00 00 </text:p>
      <text:p text:style-name="P18"/>
      <text:p text:style-name="P18">0D 80 06 00 00 00 00 00 00 00 00 00 01 80 A9 78 3C 78 00 00 B0 0A 00 00 21 80 01 00 00 00 00 00 00 00 00 00 04 80 20 03 00 00 00 00 00 00 00 00 05 80 A9 78 C3 87 00 00 88 0F 00 00 05 80 56 87 C3 87 00 80 AD 0E 00 00 05 80 56 87 3C 78 00 80 88 0F 00 00 05 80 A9 78 3C 78 00 80 AD 0E 00 00 <text:span text:style-name="T43">04 80 20 00 00 00 00 00 00 00 00 00</text:span> 21 80 00 00 00 00 00 00 00 00 00 00 </text:p>
      <text:p text:style-name="P18"/>
      <text:p text:style-name="P18">01 80 00 80 00 80 00 00 AF 0A 00 00 </text:p>
      <text:p text:style-name="P18"/>
      <text:p text:style-name="P18">02 80 00 00 00 00 00 00 00 00 00 00 02 80 00 00 00 00 00 00 00 00 00 00 02 80 00 00 00 00 00 00 00 00 00 00</text:p>
      <text:p text:style-name="P67">toff 120 <text:span text:style-name="T42">(units are 1:1)</text:span></text:p>
      <text:p text:style-name="P18"/>
      <text:p text:style-name="P18">51 80 00 00 00 00 00 00 00 00 00 00 1B 80 E8 03 00 00 00 00 00 00 00 00 12 80 FF 07 00 00 00 00 00 00 00 00 06 80 F3 07 00 00 00 00 00 00 00 00 0C 80 FE 00 00 00 00 00 00 00 00 00 07 80 64 00 00 80 00 00 00 00 00 00 <text:span text:style-name="T41">08 80 78 00 00 00 00</text:span> 00 00 00 00 00 0F 80 0A 00 00 00 00 00 00 00 00 00 </text:p>
      <text:p text:style-name="P18"/>
      <text:p text:style-name="P18">0D 80 06 00 00 00 00 00 00 00 00 00 01 80 A9 78 3C 78 00 00 B0 0A 00 00 21 80 01 00 00 00 00 00 00 00 00 00 04 80 20 03 00 00 00 00 00 00 00 00 05 80 A9 78 C3 87 00 00 88 0F 00 00 05 80 56 87 C3 87 00 80 AD 0E 00 00 05 80 56 87 3C 78 00 80 88 0F 00 00 05 80 A9 78 3C 78 00 80 AD 0E 00 00 04 80 1E 00 00 00 00 00 00 00 00 00 21 80 00 00 00 00 00 00 00 00 00 00 </text:p>
      <text:p text:style-name="P18"/>
      <text:p text:style-name="P18">01 80 00 80 00 80 00 00 AF 0A 00 00 </text:p>
      <text:p text:style-name="P18"/>
      <text:p text:style-name="P18">02 80 00 00 00 00 00 00 00 00 00 00</text:p>
      <text:p text:style-name="P18"/>
      <text:p text:style-name="P18"/>
      <text:p text:style-name="P22">Control <text:span text:style-name="T44">(300 endtc)</text:span></text:p>
      <text:p text:style-name="P18">51 80 00 00 00 00 00 00 00 00 00 00 1B 80 E8 03 00 00 00 00 00 00 00 00 12 80 FF 07 00 00 00 00 00 00 00 00 06 80 F3 07 00 00 00 00 00 00 00 00 0C 80 FE 00 00 00 00 00 00 00 00 00 07 80 64 00 00 80 00 00 00 00 00 00 08 80 64 00 00 00 00 00 00 00 00 00 0F 80 0A 00 00 00 00 00 00 00 00 00</text:p>
      <text:p text:style-name="P18"/>
      <text:p text:style-name="P19">0D 80 06 00 00 00 00 00 00 00 00 00 01 80 A9 78 3C 78 00 00 B0 0A 00 00 21 80 01 00 00 00 00 00 00 00 00 00 04 80 20 03 00 00 00 00 00 00 00 00 05 80 A9 78 C3 87 00 00 88 0F 00 00 05 80 56 87 C3 87 00 80 AD 0E 00 00 05 80 56 87 3C 78 00 80 88 0F 00 00 05 80 A9 78 3C 78 00 80 AD 0E 00 00 <text:span text:style-name="T43">04 80 1E 00 00 00 00 00 00 00 00 00</text:span> 21 80 00 00 00 00 00 00 00 00 00 00</text:p>
      <text:p text:style-name="P18"/>
      <text:p text:style-name="P18"/>
      <text:p text:style-name="P18"/>
      <text:p text:style-name="P18"/>
      <text:p text:style-name="P81">Power33 <text:span text:style-name="T31">(1341)</text:span></text:p>
      <text:p text:style-name="P13"/>
      <text:p text:style-name="P14">51 80 00 00 00 00 00 00 00 00 00 00 1B 80 E8 03 00 00 00 00 00 00 00 00 <text:span text:style-name="T1">12 80 47 05 00 00 00 00 00 00 00 00</text:span> 06 80 F3 07 00 00 00 00 00 00 00 00 <text:span text:style-name="T30">0C 80 FE 00 00 00 00 00 00 00 00 00</text:span> 07 80 32 00 00 00 00 00 00 00 00 00 08 80 C8 00 00 00 00 00 00 00 00 00 0F 80 00 00 00 00 00 00 00 00 00 00 <text:span text:style-name="T36">0D 80 07 00 00 00 00 00 00 00 00 00</text:span> </text:p>
      <text:p text:style-name="P14"/>
      <text:p text:style-name="P14">01 80 5B 89 23 77 00 00 E3 0C 00 00 21 80 01 00 00 00 00 00 00 00 00 00 04 80 20 03 00 00 00 00 00 00 00 00 05 80 A0 77 1D 8F 00 00 D2 1D 00 00 21 80 00 00 00 00 00 00 00 00 00 00 <text:span text:style-name="T36">0D 80 08 00 00 00 00 00 00 00 00 0</text:span>0 01 80 5B 89 23 77 00 00 D2 1D 00 00 21 80 01 00 00 00 00 00 00 00 00 00 04 80 20 03 00 00 00 00 00 00 00 00 05 80 A0 77 1D 8F 00 00 D2 1D 00 00 21 80 00 00 00 00 00 00 00 00 00 00 01 80 5B 89 23 77 00 00 D2 1D 00 00 21 80 01 00 00 00 00 00 00 00 00 00 04 80 20 03 00 00 00 00 00 00 00 00 05 80 A0 77 1D 8F 00 00 D2 1D 00 00 21 80 00 00 00 00 00 00 00 00 00 00 01 80 00 80 00 80 00 00 47 11 00 00</text:p>
      <text:p text:style-name="P14"/>
      <text:p text:style-name="P14">02 80 00 00 00 00 00 00 00 00 00 00 02 80 00 00 00 00 00 00 00 00 00 00</text:p>
      <text:p text:style-name="P13"/>
      <text:p text:style-name="P13"/>
      <text:p text:style-name="P13"/>
      <text:p text:style-name="P64">Power 50 <text:span text:style-name="T31">(2035)</text:span></text:p>
      <text:p text:style-name="P13"/>
      <text:p text:style-name="P14">51 80 00 00 00 00 00 00 00 00 00 00 1B 80 E8 03 00 00 00 00 00 00 00 00 <text:span text:style-name="T1">12 80 FF 07 00 00 00 00 00 00 00 00</text:span> 06 80 F3 07 00 00 00 00 00 00 00 00 <text:span text:style-name="T30">0C 80 FE 00 00 00 00 00 00 00 00 00</text:span> 07 80 32 00 00 00 00 00 00 00 00 00 08 80 C8 00 00 00 00 00 00 00 00 00 0F 80 00 00 00 00 00 00 00 00 00 00 0D 80 07 00 00 00 00 00 00 00 00 00</text:p>
      <text:p text:style-name="P14"/>
      <text:p text:style-name="P14">01 80 5B 89 23 77 00 00 E3 0C 00 00 21 80 01 00 00 00 00 00 00 00 00 00 04 80 20 03 00 00 00 00 00 00 00 00 05 80 A0 77 1D 8F 00 00 D2 1D 00 00 21 80 00 00 00 00 00 00 00 00 00 00 0D 80 08 00 00 00 00 00 00 00 00 00 01 80 5B 89 23 77 00 00 D2 1D 00 00 21 80 01 00 00 00 00 00 00 00 00 00 04 80 20 03 00 00 00 00 00 00 00 00 05 80 A0 77 1D 8F 00 00 D2 1D 00 00 21 80 00 00 00 00 00 00 00 00 00 00 01 80 5B 89 23 77 00 00 D2 1D 00 00 21 80 01 00 00 00 00 00 00 00 00 00 04 80 20 03 00 00 00 00 00 00 00 00 05 80 A0 77 1D 8F 00 00 D2 1D 00 00 21 80 00 00 00 00 00 00 00 00 00 00 01 80 00 80 00 80 00 00 47 11 00 00</text:p>
      <text:p text:style-name="P14"/>
      <text:p text:style-name="P14">02 80 00 00 00 00 00 00 00 00 00 00</text:p>
      <text:p text:style-name="P13"/>
      <text:p text:style-name="P13"/>
      <text:p text:style-name="P13"/>
      <text:p text:style-name="P13"/>
      <text:p text:style-name="P13"/>
      <text:p text:style-name="P15">Probably 4096 = 100%</text:p>
      <text:p text:style-name="P64">Power 90 <text:span text:style-name="T31">(3685) (speed 500)</text:span></text:p>
      <text:p text:style-name="P13"/>
      <text:p text:style-name="P14">51 80 00 00 00 00 00 00 00 00 00 00 1B 80 E8 03 00 00 00 00 00 00 00 00 <text:span text:style-name="T1">12 80 65 0E 00 00 00 00 00 00 00 00</text:span> 06 80 F3 07 00 00 00 00 00 00 00 00 <text:span text:style-name="T30">0C 80 FE 00 00 00 00 00 00 00 00 00</text:span> 07 80 32 00 00 00 00 00 00 00 00 00 08 80 C8 00 00 00 00 00 00 00 00 00 0F 80 00 00 00 00 00 00 00 00 00 00 0D 80 07 00 00 00 00 00 00 00 00 00</text:p>
      <text:p text:style-name="P14"/>
      <text:p text:style-name="P14">01 80 5B 89 23 77 00 00 E3 0C 00 00 21 80 01 00 00 00 00 00 00 00 00 00 04 80 20 03 00 00 00 00 00 00 00 00 05 80 A0 77 1D 8F 00 00 D2 1D 00 00 21 80 00 00 00 00 00 00 00 00 00 00 0D 80 08 00 00 00 00 00 00 00 00 00 01 80 5B 89 23 77 00 00 D2 1D 00 00 21 80 01 00 00 00 00 00 00 00 00 00 04 80 20 03 00 00 00 00 00 00 00 00 05 80 A0 77 1D 8F 00 00 D2 1D 00 00 21 80 00 00 00 00 00 00 00 00 00 00 01 80 5B 89 23 77 00 00 D2 1D 00 00 21 80 01 00 00 00 00 00 00 00 00 00 04 80 20 03 00 00 00 00 00 00 00 00 05 80 A0 77 1D 8F 00 00 D2 1D 00 00 21 80 00 00 00 00 00 00 00 00 00 00 01 80 00 80 00 80 00 00 47 11 00 00</text:p>
      <text:p text:style-name="P14"/>
      <text:p text:style-name="P14">02 80 00 00 00 00 00 00 00 00 00 00</text:p>
      <text:p text:style-name="P13"/>
      <text:p text:style-name="P13"/>
      <text:p text:style-name="P82"><text:s/></text:p>
      <text:p text:style-name="P20"><text:span text:style-name="T1">01 80 </text:span><text:span text:style-name="T17">C4 7C</text:span><text:span text:style-name="T1"> </text:span><text:span text:style-name="T35">B2 53</text:span><text:span text:style-name="T1"> 00 00 6C 2C 00 00</text:span> </text:p>
      <text:p text:style-name="P20"><text:span text:style-name="T3">21 80 01 00 00 00 00 00 00 00 00 00</text:span> </text:p>
      <text:p text:style-name="P24">04 80 20 03 00 00 00 00 00 00 00 00 </text:p>
      <text:p text:style-name="P26">05 80 <text:span text:style-name="T17">C4 7C</text:span> CA 6C 00 00 18 19 00 00 </text:p>
      <text:p text:style-name="P26">05 80 EB 8F CA 6C 00 80 28 13 00 00 </text:p>
      <text:p text:style-name="P26">05 80 EB 8F <text:span text:style-name="T35">B2 53</text:span> 00 80 18 19 00 00 </text:p>
      <text:p text:style-name="P20"><text:span text:style-name="T2">05 80 </text:span><text:span text:style-name="T17">C4 7C</text:span><text:span text:style-name="T2"> </text:span><text:span text:style-name="T35">B2 53</text:span><text:span text:style-name="T2"> 00 80 28 13 00 00</text:span> </text:p>
      <text:p text:style-name="P24">04 80 1E 00 00 00 00 00 00 00 00 00 </text:p>
      <text:p text:style-name="P20"><text:span text:style-name="T3">21 80 00 00 00 00 00 00 00 00 00 00</text:span> </text:p>
      <text:p text:style-name="P28">01 80 <text:span text:style-name="T23">00 80 00 80 </text:span>00 00 6B 2C 00 00 </text:p>
      <text:p text:style-name="P28"/>
      <text:p text:style-name="P28"/>
      <text:p text:style-name="P63"/>
      <text:p text:style-name="P11"><text:span text:style-name="T1">01 80 5B 89 23 77 00 00 E3 0C 00 00 </text:span><text:span text:style-name="T3">21 80 01 00 00 00 00 00 00 00 00 00</text:span> <text:span text:style-name="T34">04 80 20 03 00 00 00 00 00 00 00 00</text:span> <text:span text:style-name="T2">05 80 A0 77 1D 8F 00 00 D2 1D 00 00</text:span> <text:span text:style-name="T3">21 80 00 00 00 00 00 00 00 00 00 00</text:span> </text:p>
      <text:p text:style-name="P11"/>
      <text:p text:style-name="P11">0D 80 08 00 00 00 00 00 00 00 00 00</text:p>
      <text:p text:style-name="P29"/>
      <text:p text:style-name="P29">01 80 5B 89 23 77 00 00 D2 1D 00 00 <text:span text:style-name="T3">21 80 01 00 00 00 00 00 00 00 00 00</text:span> <text:span text:style-name="T34">04 80 20 03 00 00 00 00 00 00 00 00 </text:span></text:p>
      <text:p text:style-name="P29"><text:span text:style-name="T2">05 80 A0 77 1D 8F 00 00 D2 1D 00 00</text:span> <text:span text:style-name="T3">21 80 00 00 00 00 00 00 00 00 00 00 </text:span></text:p>
      <text:p text:style-name="P58"/>
      <text:p text:style-name="P29">01 80 5B 89 23 77 00 00 D2 1D 00 00 <text:span text:style-name="T3">21 80 01 00 00 00 00 00 00 00 00 00</text:span> <text:span text:style-name="T34">04 80 20 03 00 00 00 00 00 00 00 00</text:span> <text:span text:style-name="T2">05 80 A0 77 1D 8F 00 00 D2 1D 00 00</text:span> <text:span text:style-name="T3">21 80 00 00 00 00 00 00 00 00 00 00 </text:span></text:p>
      <text:p text:style-name="P58"/>
      <text:p text:style-name="P29">01 80 <text:span text:style-name="T23">00 80 00 80 </text:span>00 00 47 11 00 00 </text:p>
      <text:p text:style-name="P29"/>
      <text:p text:style-name="P30">Is this showing 3 passes of the laser?</text:p>
      <text:p text:style-name="P85">Jump speed 4000</text:p>
      <text:p text:style-name="P31">two squares</text:p>
      <text:p text:style-name="P31"/>
      <text:p text:style-name="P31"/>
      <text:p text:style-name="P32">51 80 00 00 00 00 00 00 00 00 00 00 1B 80 E8 03 00 00 00 00 00 00 00 00 12 80 FF 07 00 00 00 00 00 00 00 00 <text:span text:style-name="T1">06 80 </text:span><text:span text:style-name="T37">F3 07</text:span><text:span text:style-name="T1"> 00 00 00 00 00 00 00 00 </text:span>0C 80 FE 00 00 00 00 00 00 00 00 00 07 80 64 00 00 80 00 00 00 00 00 00 08 80 64 00 00 00 00 00 00 00 00 00 0F 80 0A 00 00 00 00 00 00 00 00 00 </text:p>
      <text:p text:style-name="P32"/>
      <text:p text:style-name="P32">0D 80 06 00 00 00 00 00 00 00 00 00</text:p>
      <text:p text:style-name="P32">01 80 A9 78 3C 78 00 00 B0 0A 00 00 21 80 01 00 00 00 00 00 00 00 00 00 04 80 20 03 00 00 00 00 00 00 00 00 05 80 A9 78 C3 87 00 00 88 0F 00 00 05 80 56 87 C3 87 00 80 AD 0E 00 00 05 80 56 87 3C 78 00 80 88 0F 00 00 05 80 A9 78 3C 78 00 80 AD 0E 00 00 04 80 1E 00 00 00 00 00 00 00 00 00 21 80 00 00 00 00 00 00 00 00 00 00 </text:p>
      <text:p text:style-name="P32"/>
      <text:p text:style-name="P32">0D 80 08 00 00 00 00 00 00 00 00 00 </text:p>
      <text:p text:style-name="P32">01 80 5A 9D 0F 9F 00 00 6B 35 00 00 21 80 01 00 00 00 00 00 00 00 00 00 04 80 20 03 00 00 00 00 00 00 00 00 05 80 5A 9D 97 AE 00 00 88 0F 00 00 05 80 08 AC 97 AE 00 80 AD 0E 00 00 05 80 08 AC 0F 9F 00 80 88 0F 00 00 05 80 5A 9D 0F 9F 00 80 AD 0E 00 00 04 80 1E 00 00 00 00 00 00 00 00 00 21 80 00 00 00 00 00 00 00 00 00 00 </text:p>
      <text:p text:style-name="P32"/>
      <text:p text:style-name="P32">01 80 00 80 00 80 00 00 BD 2A 00 00 </text:p>
      <text:p text:style-name="P32"/>
      <text:p text:style-name="P32">02 80 00 00 00 00 00 00 00 00 00 00 </text:p>
      <text:p text:style-name="P31"/>
      <text:p text:style-name="P31"/>
      <text:p text:style-name="P69">Jump speed 2000</text:p>
      <text:p text:style-name="P32">two squares</text:p>
      <text:p text:style-name="P32"/>
      <text:p text:style-name="P32"/>
      <text:p text:style-name="P32">51 80 00 00 00 00 00 00 00 00 00 00 1B 80 E8 03 00 00 00 00 00 00 00 00 12 80 FF 07 00 00 00 00 00 00 00 00 <text:span text:style-name="T1">06 80 </text:span><text:span text:style-name="T37">F9 03</text:span><text:span text:style-name="T1"> 00 00 00 00 00 00 00 00</text:span> 0C 80 FE 00 00 00 00 00 00 00 00 00 07 80 64 00 00 80 00 00 00 00 00 00 08 80 64 00 00 00 00 00 00 00 00 00 0F 80 0A 00 00 00 00 00 00 00 00 00 </text:p>
      <text:p text:style-name="P32"/>
      <text:p text:style-name="P32">0D 80 06 00 00 00 00 00 00 00 00 00</text:p>
      <text:p text:style-name="P32">01 80 A9 78 3C 78 00 00 B0 0A 00 00 21 80 01 00 00 00 00 00 00 00 00 00 04 80 20 03 00 00 00 00 00 00 00 00 05 80 A9 78 C3 87 00 00 88 0F 00 00 05 80 56 87 C3 87 00 80 AD 0E 00 00 05 80 56 87 3C 78 00 80 88 0F 00 00 05 80 A9 78 3C 78 00 80 AD 0E 00 00 04 80 1E 00 00 00 00 00 00 00 00 00 21 80 00 00 00 00 00 00 00 00 00 00 </text:p>
      <text:p text:style-name="P32"/>
      <text:p text:style-name="P32">0D 80 08 00 00 00 00 00 00 00 00 00 01 80 5A 9D 0F 9F 00 00 6B 35 00 00 21 80 01 00 00 00 00 00 00 00 00 00 04 80 20 03 00 00 00 00 00 00 00 00 05 80 5A 9D 97 AE 00 00 88 0F 00 00 05 80 08 AC 97 AE 00 80 AD 0E 00 00 05 80 08 AC 0F 9F 00 80 88 0F 00 00 05 80 5A 9D 0F 9F 00 80 AD 0E 00 00 04 80 1E 00 00 00 00 00 00 00 00 00 21 80 00 00 00 00 00 00 00 00 00 00 </text:p>
      <text:p text:style-name="P32"/>
      <text:p text:style-name="P32">01 80 00 80 00 80 00 00 BD 2A 00 00 </text:p>
      <text:p text:style-name="P32"/>
      <text:p text:style-name="P32">02 80 00 00 00 00 00 00 00 00 00 00</text:p>
      <text:p text:style-name="P32"/>
      <text:p text:style-name="P69"/>
      <text:p text:style-name="P32"/>
      <text:p text:style-name="P32"/>
      <text:p text:style-name="P32"/>
      <text:p text:style-name="P36">begin <text:span text:style-name="T51">job</text:span></text:p>
      <text:p text:style-name="P36">set q switch frequency</text:p>
      <text:p text:style-name="P36">set laser power </text:p>
      <text:p text:style-name="P36">set traveling speed </text:p>
      <text:p text:style-name="P36">set cutting speed</text:p>
      <text:p text:style-name="P36">set laser on delay</text:p>
      <text:p text:style-name="P36">set laser off delay</text:p>
      <text:p text:style-name="P36">unknown</text:p>
      <text:p text:style-name="P36"/>
      <text:p text:style-name="P36">unknown</text:p>
      <text:p text:style-name="P36">travel</text:p>
      <text:p text:style-name="P36">laser on</text:p>
      <text:p text:style-name="P36">wait</text:p>
      <text:p text:style-name="P36">cut</text:p>
      <text:p text:style-name="P36">cut</text:p>
      <text:p text:style-name="P36">cut</text:p>
      <text:p text:style-name="P36">cut</text:p>
      <text:p text:style-name="P36">wait</text:p>
      <text:p text:style-name="P36">laser off</text:p>
      <text:p text:style-name="P36"/>
      <text:p text:style-name="P36">unknown</text:p>
      <text:p text:style-name="P36">travel</text:p>
      <text:p text:style-name="P36">laser on</text:p>
      <text:p text:style-name="P36">wait</text:p>
      <text:p text:style-name="P36">cut</text:p>
      <text:p text:style-name="P36">cut</text:p>
      <text:p text:style-name="P36">cut</text:p>
      <text:p text:style-name="P36">cut</text:p>
      <text:p text:style-name="P36">wait</text:p>
      <text:p text:style-name="P36">laser off</text:p>
      <text:p text:style-name="P36"/>
      <text:p text:style-name="P36">travel</text:p>
      <text:p text:style-name="P36"/>
      <text:p text:style-name="P36">nop</text:p>
      <text:p text:style-name="P71"><text:soft-page-break/>it's a straight line at 0,-10 with width 10x20</text:p>
      <text:p text:style-name="P31"/>
      <text:p text:style-name="P33">51 80 00 00 00 00 00 00 00 00 00 00 </text:p>
      <text:p text:style-name="P33"/>
      <text:p text:style-name="P33">1B 80 E8 03 00 00 00 00 00 00 00 00 12 80 FF 07 00 00 00 00 00 00 00 00 06 80 F3 07 00 00 00 00 00 00 00 00 0C 80 97 01 00 00 00 00 00 00 00 00 07 80 64 00 00 80 00 00 00 00 00 00 08 80 64 00 00 00 00 00 00 00 00 00 <text:span text:style-name="T45">0F 80 0A 00 00 00 00 00 00 00 00 00 </text:span></text:p>
      <text:p text:style-name="P33"/>
      <text:p text:style-name="P33"><text:span text:style-name="T36">0D 80 08 00 00 00 00 00 00 00 00 00</text:span> 01 80 52 71 00 80 00 00 AE 0E 00 00 21 80 01 00 00 00 00 00 00 00 00 00 04 80 20 03 00 00 00 00 00 00 00 00 05 80 AD 8E 87 8F 00 00 35 21 00 00 04 80 1E 00 00 00 00 00 00 00 00 00 21 80 00 00 00 00 00 00 00 00 00 00</text:p>
      <text:p text:style-name="P33"/>
      <text:p text:style-name="P33">01 80 00 80 00 80 00 00 5E 15 00 00 </text:p>
      <text:p text:style-name="P33"/>
      <text:p text:style-name="P33">02 80 00 00 00 00 00 00 00 00 00 00 02 80 00 00 00 00 00 00 00 00 00 00</text:p>
      <text:p text:style-name="P33"/>
      <text:p text:style-name="P33"/>
      <text:p text:style-name="P70">There is an oval which is 10x15 at -5,-5 and a rectangle at -5,-5 which is 20x10</text:p>
      <text:p text:style-name="P34">51 80 00 00 00 00 00 00 00 00 00 00 </text:p>
      <text:p text:style-name="P34"/>
      <text:p text:style-name="P34">1B 80 E8 03 00 00 00 00 00 00 00 00 12 80 FF 07 00 00 00 00 00 00 00 00 06 80 F9 03 00 00 00 00 00 00 00 00 0C 80 FE 00 00 00 00 00 00 00 00 00 07 80 64 00 00 80 00 00 00 00 00 00 08 80 64 00 00 00 00 00 00 00 00 00 0F 80 0A 00 00 00 00 00 00 00 00 00 </text:p>
      <text:p text:style-name="P34"/>
      <text:p text:style-name="P34"><text:span text:style-name="T36">0D 80 06 00</text:span> 00 00 00 00 00 00 00 00 01 80 A9 78 3C 78 00 00 B0 0A 00 00 21 80 01 00 00 00 00 00 00 00 00 00 04 80 20 03 00 00 00 00 00 00 00 00 05 80 A9 78 4B 97 00 00 10 1F 00 00 05 80 56 87 4B 97 00 80 AD 0E 00 00 05 80 56 87 3C 78 00 80 10 1F 00 00 05 80 A9 78 3C 78 00 80 AD 0E 00 00 04 80 1E 00 00 00 00 00 00 00 00 00 21 80 00 00 00 00 00 00 00 00 00 00 </text:p>
      <text:p text:style-name="P34"/>
      <text:p text:style-name="P34"><text:span text:style-name="T36">0D 80 08 00</text:span> 00 00 00 00 00 00 00 00 01 80 AD 8E FF 7F 00 00 58 17 00 00 </text:p>
      <text:p text:style-name="P35">21 80 01 00 00 00 00 00 00 00 00 00 04 80 20 03 00 00 00 00 00 00 00 00 05 80 AC 8E 32 80 00 00 33 00 00 00 05 80 A9 8E 65 80 <text:span text:style-name="T36">26 03</text:span> 33 00 00 00 05 80 A5 8E 97 80 <text:span text:style-name="T36">22 03</text:span> 32 00 00 00 05 80 9E 8E C9 80 <text:span text:style-name="T43">1D 03</text:span> 32 00 00 00 05 80 96 8E FB 80 16 03 32 00 00 00 05 80 8C 8E 2C 81 0E 03 32 00 00 00 05 80 80 8E 5D 81 05 03 32 00 00 00 05 80 73 8E 8D 81 FA 02 31 00 00 00 05 80 64 8E BD 81 EF 02 32 00 00 00 05 80 53 8E ED 81 E3 02 32 00 00 00 05 80 41 8E 1C 82 D6 02 32 00 00 00 ….. <text:span text:style-name="T46">many more cut commands….</text:span></text:p>
      <text:p text:style-name="P35">05 80 8C 8E D3 7E FA 02 32 00 00 00 05 80 96 8E 04 7F 05 03 32 00 00 00 05 80 9E 8E 36 7F 0E 03 32 00 00 00 05 80 A5 8E 68 7F 16 03 32 00 00 00 05 80 A9 8E 9A 7F 1D 03 32 00 00 00 05 80 AC 8E CD 7F 22 03 33 00 00 00 05 80 AD 8E FF 7F 26 03 33 00 00 00 04 80 1E 00 00 00 00 00 00 00 00 00 21 80 00 00 00 00 00 00 00 00 00 00 </text:p>
      <text:p text:style-name="P34"/>
      <text:p text:style-name="P34">01 80 00 80 00 80 00 00 AD 0E 00 00 </text:p>
      <text:p text:style-name="P34"/>
      <text:p text:style-name="P34">02 80 00 00 00 00 00 00 00 00 00 00</text:p>
      <text:p text:style-name="P34"/>
      <text:p text:style-name="P34"/>
      <text:p text:style-name="P77">three squares with different pens</text:p>
      <text:p text:style-name="P46"/>
      <text:p text:style-name="P46"/>
      <text:p text:style-name="P46">51 80 00 00 00 00 00 00 00 00 00 00 </text:p>
      <text:p text:style-name="P46"/>
      <text:p text:style-name="P46">1B 80 E8 03 00 00 00 00 00 00 00 00 12 80 FF 07 00 00 00 00 00 00 00 00 06 80 F3 07 00 00 00 00 00 00 00 00 0C 80 FE 00 00 00 00 00 00 00 00 00 07 80 64 00 00 80 00 00 00 00 00 00 08 80 64 00 00 00 00 00 00 00 00 00 0F 80 0A 00 00 00 00 00 00 00 00 00 </text:p>
      <text:p text:style-name="P46"/>
      <text:p text:style-name="P46"><text:span text:style-name="T36">0D 80 01</text:span> <text:span text:style-name="T36">00</text:span> 00 00 00 00 00 00 00 00 01 80 00 80 00 80 00 00 01 00 00 00 21 80 01 00 00 00 00 00 00 00 00 00 04 80 20 03 00 00 00 00 00 00 00 00 05 80 00 80 87 8F 00 00 88 0F 00 00 05 80 AD 8E 87 8F 00 80 AD 0E 00 00 05 80 AD 8E 00 80 00 80 88 0F 00 00 05 80 00 80 00 80 00 80 AD 0E 00 00 04 80 1E 00 00 00 00 00 00 00 00 00 21 80 00 00 00 00 00 00 00 00 00 00 </text:p>
      <text:p text:style-name="P46"/>
      <text:p text:style-name="P46"><text:span text:style-name="T36">0D 80 08 00</text:span> 00 00 00 00 00 00 00 00 01 80 9C 91 00 80 00 00 9D 11 00 00 21 80 01 00 00 00 00 00 00 00 00 00 04 80 20 03 00 00 00 00 00 00 00 00 05 80 9C 91 87 8F 00 00 88 0F 00 00 05 80 6B 9A 87 8F 00 80 CE 08 00 00 05 80 6B 9A 00 80 00 80 88 0F 00 00 05 80 9C 91 00 80 00 80 CE 08 00 00 04 80 1E 00 00 00 00 00 00 00 00 00 21 80 00 00 00 00 00 00 00 00 00 00 </text:p>
      <text:p text:style-name="P46"/>
      <text:p text:style-name="P46">0C 80 97 01 00 00 00 00 00 00 00 00 01 80 00 80 A2 92 00 00 A4 19 00 00 21 80 01 00 00 00 00 00 00 00 00 00 04 80 20 03 00 00 00 00 00 00 00 00 05 80 00 80 66 9A 00 00 C4 07 00 00 05 80 AD 8E 66 9A 00 80 AD 0E 00 00 05 80 AD 8E A2 92 00 80 C4 07 00 00 05 80 00 80 A2 92 00 80 AD 0E 00 00 04 80 1E 00 00 00 00 00 00 00 00 00 21 80 00 00 00 00 00 00 00 00 00 00 </text:p>
      <text:p text:style-name="P46"/>
      <text:p text:style-name="P46"><text:span text:style-name="T36">0D 80 01 00</text:span> 00 00 00 00 00 00 00 00 01 80 00 80 A2 92 00 00 00 00 00 00 21 80 01 00 00 00 00 00 00 00 00 00 04 80 20 03 00 00 00 00 00 00 00 00 05 80 00 80 66 9A 00 00 C4 07 00 00 05 80 AD 8E 66 9A 00 80 AD 0E 00 00 05 80 AD 8E A2 92 00 80 C4 07 00 00 05 80 00 80 A2 92 00 80 AD 0E 00 00 04 80 1E 00 00 00 00 00 00 00 00 00 21 80 00 00 00 00 00 00 00 00 00 00 </text:p>
      <text:p text:style-name="P46"/>
      <text:p text:style-name="P46"><text:span text:style-name="T36">0D 80 08 00 </text:span>00 00 00 00 00 00 00 00 01 80 00 80 00 80 00 00 A3 12 00 00 </text:p>
      <text:p text:style-name="P46"/>
      <text:p text:style-name="P46">02 80 00 00 00 00 00 00 00 00 00 00</text:p>
      <text:p text:style-name="P86">square – 25,15</text:p>
      <text:p text:style-name="P37">51 80 00 00 00 00 00 00 00 00 00 00 1B 80 E8 03 00 00 00 00 00 00 00 00 12 80 FF 07 00 00 00 00 00 00 00 00 06 80 F9 03 00 00 00 00 00 00 00 00 0C 80 FE 00 00 00 00 00 00 00 00 00 07 80 64 00 00 80 00 00 00 00 00 00 08 80 64 00 00 00 00 00 00 00 00 00 0F 80 0A 00 00 00 00 00 00 00 00 00 </text:p>
      <text:p text:style-name="P37"/>
      <text:p text:style-name="P37">0D 80 08 00 00 00 00 00 00 00 00 00 01 80 <text:span text:style-name="T43">04 96</text:span> <text:span text:style-name="T14">D3 A6</text:span> 00 00 A0 2C 00 00 21 80 01 00 00 00 00 00 00 00 00 00 04 80 20 03 00 00 00 00 00 00 00 00 05 80 <text:span text:style-name="T43">04 96</text:span> <text:span text:style-name="T14">5B B6</text:span> 00 00 88 0F 00 00 05 80 <text:span text:style-name="T43">B1 A4</text:span> <text:span text:style-name="T14">5B B6</text:span> 00 80 AD 0E 00 00 05 80 <text:span text:style-name="T43">B1 A4</text:span> <text:span text:style-name="T14">D3 A6</text:span> 00 80 88 0F 00 00 05 80 <text:span text:style-name="T43">04 96</text:span> <text:span text:style-name="T14">D3 A6</text:span> 00 80 AD 0E 00 00 04 80 1E 00 00 00 00 00 00 00 00 00 21 80 00 00 00 00 00 00 00 00 00 00 01 80 00 80 00 80 00 00 A1 2C 00 00 02 80 00 00 00 00 00 00 00 00 00 00</text:p>
      <text:p text:style-name="P37"/>
      <text:p text:style-name="P37"/>
      <text:p text:style-name="P72">square 25, -5</text:p>
      <text:p text:style-name="P37">51 80 00 00 00 00 00 00 00 00 00 00 1B 80 E8 03 00 00 00 00 00 00 00 00 12 80 FF 07 00 00 00 00 00 00 00 00 06 80 F9 03 00 00 00 00 00 00 00 00 0C 80 FE 00 00 00 00 00 00 00 00 00 07 80 64 00 00 80 00 00 00 00 00 00 08 80 64 00 00 00 00 00 00 00 00 00 0F 80 0A 00 00 00 00 00 00 00 00 00 </text:p>
      <text:p text:style-name="P37"/>
      <text:p text:style-name="P37">0D 80 08 00 00 00 00 00 00 00 00 00 01 80 <text:span text:style-name="T43">A9 78</text:span> <text:span text:style-name="T14">D3 A6</text:span> 00 00 82 27 00 00 21 80 01 00 00 00 00 00 00 00 00 00 04 80 20 03 00 00 00 00 00 00 00 00 05 80 <text:span text:style-name="T43">A9 78</text:span> <text:span text:style-name="T14">5B B6</text:span> 00 00 88 0F 00 00 05 80<text:span text:style-name="T43"> 56 87</text:span> <text:span text:style-name="T14">5B B6</text:span> 00 80 AD 0E 00 00 05 80 <text:span text:style-name="T43">56 87</text:span> <text:span text:style-name="T14">D3 A6</text:span> 00 80 88 0F 00 00 05 80 <text:span text:style-name="T43">A9 78</text:span> <text:span text:style-name="T14">D3 A6</text:span> 00 80 AD 0E 00 00 04 80 1E 00 00 00 00 00 00 00 00 00 21 80 00 00 00 00 00 00 00 00 00 00 01 80 00 80 00 80 00 00 83 27 00 00 02 80 00 00 00 00 00 00 00 00 00 00 </text:p>
      <text:p text:style-name="P37"/>
      <text:p text:style-name="P37"/>
      <text:p text:style-name="P90">Commencing to raster</text:p>
      <text:p text:style-name="P39"/>
      <text:p text:style-name="P39">51 80 00 00 00 00 00 00 00 00 00 00 1B 80 E8 03 00 00 00 00 00 00 00 00 12 80 FF 07 00 00 00 00 00 00 00 00 06 80 <text:span text:style-name="T36">F3 07</text:span> 00 00 00 00 00 00 00 00 0C 80 97 01 00 00 00 00 00 00 00 00 07 80 64 00 00 80 00 00 00 00 00 00 08 80 64 00 00 00 00 00 00 00 00 00 <text:span text:style-name="T41">0F 80 0A 00</text:span> 00 00 00 00 00 00 00 00 </text:p>
      <text:p text:style-name="P39"/>
      <text:p text:style-name="P39"><text:span text:style-name="T14">0D 80 08 00</text:span> 00 00 00 00 00 00 00 00 01 80 AF 6B F9 6E 00 00 83 1A 00 00 </text:p>
      <text:p text:style-name="P39"/>
      <text:p text:style-name="P39">21 80 01 00 00 00 00 00 00 00 00 00 04 80 20 03 00 00 00 00 00 00 00 00 </text:p>
      <text:p text:style-name="P39"/>
      <text:p text:style-name="P39">0C 80 5D 03 00 00 00 00 00 00 00 00 </text:p>
      <text:p text:style-name="P39"/>
      <text:p text:style-name="P39"><text:span text:style-name="T14">0D 80 01 00</text:span> 00 00 00 00 00 00 00 00 </text:p>
      <text:p text:style-name="P39">01 80 AF 6B F9 6E 00 00 00 00 00 00 </text:p>
      <text:p text:style-name="P39"/>
      <text:p text:style-name="P39">06 80 <text:span text:style-name="T36">5D 03</text:span> 00 00 00 00 00 00 00 00 </text:p>
      <text:p text:style-name="P39"/>
      <text:p text:style-name="P39"><text:span text:style-name="T14">0D 80 00 00</text:span> 00 00 00 00 00 00 00 00 01 80 AF 6B F9 6E 00 00 00 00 00 00 </text:p>
      <text:p text:style-name="P39"/>
      <text:p text:style-name="P39">05 80 AF 6B 1A 6F 00 00 22 00 00 00 05 80 AF 6B 3C 6F 00 00 22 00 00 00 05 80 AF 6B 5E 6F 00 00 22 00 00 00 05 80 AF 6B 7F 6F 00 00 22 00 00 00 05 80 AF 6B A1 6F 00 00 22 00 00 00 05 80 AF 6B C3 6F 00 00 22 00 00 00 05 80 AF 6B E4 6F 00 00 22 00 00 00 05 80 AF 6B 06 70 00 00 22 00 00 00 05 80 AF 6B 28 70 00 00 22 00 00 00 05 80 AF 6B 49 70 00 00 22 00 00 00 05 80 AF 6B 6B 70 00 00 22 00 00 00</text:p>
      <text:p text:style-name="P39"/>
      <text:p text:style-name="P39"/>
      <text:p text:style-name="P73">Leaving off rastering</text:p>
      <text:p text:style-name="P41"/>
      <text:p text:style-name="P41">05 80 31 94 22 8E 00 00 22 00 00 00 05 80 31 94 43 8E 00 00 22 00 00 00 05 80 31 94 65 8E 00 00 22 00 00 00 05 80 31 94 87 8E 00 00 22 00 00 00 05 80 31 94 A8 8E 00 00 22 00 00 00 05 80 31 94 CA 8E 00 00 22 00 00 00 05 80 31 94 EC 8E 00 00 22 00 00 00 05 80 31 94 0D 8F 00 00 22 00 00 00 05 80 31 94 2F 8F 00 00 22 00 00 00 05 80 31 94 51 8F 00 00 22 00 00 00 05 80 31 94 72 8F 00 00 22 00 00 00 05 80 31 94 94 8F 00 00 22 00 00 00 05 80 31 94 B6 8F 00 00 22 00 00 00 05 80 31 94 D7 8F 00 00 22 00 00 00 05 80 31 94 F9 8F 00 00 22 00 00 00 05 80 31 94 1B 90 00 00 22 00 00 00 05 80 31 94 3C 90 00 00 22 00 00 00 05 80 31 94 5E 90 00 00 22 00 00 00 05 80 31 94 80 90 00 00 22 00 00 00 05 80 31 94 A1 90 00 00 22 00 00 00 05 80 31 94 C3 90 00 00 22 00 00 00 05 80 31 94 E5 90 00 00 22 00 00 00 05 80 31 94 06 91 00 00 22 00 00 00</text:p>
      <text:p text:style-name="P41"/>
      <text:p text:style-name="P41">06 80 <text:span text:style-name="T36">F3 07 </text:span>00 00 00 00 00 00 00 00 21 80 00 00 00 00 00 00 00 00 00 00</text:p>
      <text:p text:style-name="P41"/>
      <text:p text:style-name="P41"><text:span text:style-name="T14">0D 80 08 00</text:span> 00 00 00 00 00 00 00 00</text:p>
      <text:p text:style-name="P41"/>
      <text:p text:style-name="P41">01 80 00 80 00 80 00 00 69 1A 00 00</text:p>
      <text:p text:style-name="P41"/>
      <text:p text:style-name="P41">02 80 00 00 00 00 00 00 00 00 00 00</text:p>
      <text:p text:style-name="P76">Highlights of rastering</text:p>
      <text:p text:style-name="P45"/>
      <text:p text:style-name="P45">New line:</text:p>
      <text:p text:style-name="P45">05 80 D9 8E E5 90 00 00 22 00 00 00 05 80 D9 8E 06 91 00 00 22 00 00 00 </text:p>
      <text:p text:style-name="P45"/>
      <text:p text:style-name="P45">06 80 F3 07 00 00 00 00 00 00 00 00 <text:span text:style-name="T14">0D 80 08 00</text:span> 00 00 00 00 00 00 00 00 01 80 F9 8E F9 6E 00 00 0E 22 00 00 </text:p>
      <text:p text:style-name="P45">06 80 5D 03 00 00 00 00 00 00 00 00 <text:span text:style-name="T14">0D 80 00 00</text:span> 00 00 00 00 00 00 00 00 </text:p>
      <text:p text:style-name="P45">01 80 F9 8E F9 6E 00 00 00 00 00 00 </text:p>
      <text:p text:style-name="P45"/>
      <text:p text:style-name="P45">05 80 F9 8E 1A 6F 00 00 22 00 00 00 05 80 F9 8E 3C 6F 00 00 22 00 00 00</text:p>
      <text:p text:style-name="P41"/>
      <text:p text:style-name="P41"/>
      <text:p text:style-name="P45">Rastering (non-marked area)</text:p>
      <text:p text:style-name="P45">05 80 F9 8E 49 70 00 00 22 00 00 00 05 80 F9 8E 6B 70 00 00 22 00 00 00 01 80 F9 8E 8D 70 00 00 22 00 00 00 01 80 F9 8E AE 70 00 00 22 00 00 00 01 80 F9 8E D0 70 00 00 22 00 00 00 ….</text:p>
      <text:p text:style-name="P45">01 80 F9 8E 93 73 00 00 22 00 00 00 01 80 F9 8E B4 73 00 00 22 00 00 00 01 80 F9 8E D6 73 00 00 22 00 00 00 01 80 F9 8E F8 73 00 00 22 00 00 00 05 80 F9 8E 19 74 00 00 22 00 00 00 05 80 F9 8E 3B 74 00 00 22 00 00 00 05 80 F9 8E 5D 74 00 00 22 00 00 00</text:p>
      <text:p text:style-name="P87">start of hatch a 4mmx4mm box at -2,2</text:p>
      <text:p text:style-name="P37"/>
      <text:p text:style-name="P38">51 80 00 00 00 00 00 00 00 00 00 00 1B 80 E8 03 00 00 00 00 00 00 00 00 12 80 FF 07 00 00 00 00 00 00 00 00 06 80 F9 03 00 00 00 00 00 00 00 00 0C 80 FE 00 00 00 00 00 00 00 00 00 07 80 64 00 00 80 00 00 00 00 00 00 08 80 64 00 00 00 00 00 00 00 00 00 0F 80 0A 00 00 00 00 00 00 00 00 00 </text:p>
      <text:p text:style-name="P38"/>
      <text:p text:style-name="P38"><text:span text:style-name="T36">0D 80 03</text:span> 00 00 00 00 00 00 00 00 00 01 80 10 7D 17 83 00 00 42 04 00 00 21 80 01 00 00 00 00 00 00 00 00 00 04 80 20 03 00 00 00 00 00 00 00 00 05 80 EF 82 17 83 00 00 DF 05 00 00 04 80 1E 00 00 00 00 00 00 00 00 00 21 80 00 00 00 00 00 00 00 00 00 00 </text:p>
      <text:p text:style-name="P38"/>
      <text:p text:style-name="P38"><text:span text:style-name="T36">0D 80 04</text:span> 00 00 00 00 00 00 00 00 00 01 80 10 7D 13 83 00 00 DF 05 00 00 21 80 01 00 00 00 00 00 00 00 00 00 04 80 20 03 00 00 00 00 00 00 00 00 05 80 EF 82 13 83 00 00 DF 05 00 00 04 80 1E 00 00 00 00 00 00 00 00 00 21 80 00 00 00 00 00 00 00 00 00 00 </text:p>
      <text:p text:style-name="P38"/>
      <text:p text:style-name="P38">01 80 10 7D 0F 83 00 00 DF 05 00 00 21 80 01 00 00 00 00 00 00 00 00 00 04 80 20 03 00 00 00 00 00 00 00 00 05 80 EF 82 0F 83 00 00 DF 05 00 00 04 80 1E 00 00 00 00 00 00 00 00 00 21 80 00 00 00 00 00 00 00 00 00 00 </text:p>
      <text:p text:style-name="P38"/>
      <text:p text:style-name="P38">01 80 10 7D 0B 83 00 00 DF 05 00 00 21 80 01 00 00 00 00 00 00 00 00 00 04 80 20 03 00 00 00 00 00 00 00 00 05 80 EF 82 0B 83 00 00 DF 05 00 00 04 80 1E 00 00 00 00 00 00 00 00 00 21 80 00 00 00 00 00 00 00 00 00 00 </text:p>
      <text:p text:style-name="P38"/>
      <text:p text:style-name="P38">01 80 10 7D 07 83 00 00 DF 05 00 00 21 80 01 00 00 00 00 00 00 00 00 00 04 80 20 03 00 00 00 00 00 00 00 00 05 80 EF 82 07 83 00 00 DF 05 00 00 04 80 1E 00 00 00 00 00 00 00 00 00 21 80 00 00 00 00 00 00 00 00 00 00 </text:p>
      <text:p text:style-name="P38"/>
      <text:p text:style-name="P38">01 80 10 7D 03 83 00 00 DF 05 00 00 21 80 01 00 00 00 00 00 00 00 00 00 04 80 20 03 00 00 00 00 00 00 00 00 05 80 EF 82 03 83 00 00 DF 05 00 00 04 80 1E 00 00 00 00 00 00 00 00 00 21 80 00 00 00 00 00 00 00 00 00 00 </text:p>
      <text:p text:style-name="P38"/>
      <text:p text:style-name="P38">01 80 10 7D FF 82 00 00 DF 05 00 00 21 80 01 00 00 00 00 00 00 00 00 00 04 80 20 03 00 00 00 00 00 00 00 00 05 80 EF 82 FF 82 00 00 DF 05 00 00 04 80 1E 00 00 00 00 00 00 00 00 00 21 80 00 00 00 00 00 00 00 00 00 00 </text:p>
      <text:p text:style-name="P38"/>
      <text:p text:style-name="P38">01 80 10 7D FB 82 00 00 DF 05 00 00 21 80 01 00 00 00 00 00 00 00 00 00 04 80 20 03 00 00 00 00 00 00 00 00 05 80 EF 82 FB 82 00 00 DF 05 00 00 04 80 1E 00 00 00 00 00 00 00 00 00 21 80 00 00 00 00 00 00 00 00 00 00 </text:p>
      <text:p text:style-name="P38"/>
      <text:p text:style-name="P38">01 80 10 7D F7 82 00 00 DF 05 00 00 21 80 01 00 00 00 00 00 00 00 00 00 04 80 20 03 00 00 00 00 00 00 00 00 05 80 EF 82 F7 82 00 00 DF 05 00 00 04 80 1E 00 00 00 00 00 00 00 00 00 21 80 00 00 00 00 00 00 00 00 00 00 </text:p>
      <text:p text:style-name="P38"/>
      <text:p text:style-name="P38">01 80 10 7D F3 82 00 00 DF 05 00 00 21 80 01 00 00 00 00 00 00 00 00 00 04 80 20 03 00 00 00 00 00 00 00 00 05 80 EF 82 F3 82 00 00 DF 05 00 00 04 80 1E 00 00 00 00 00 00 00 00 00 21 80 00 00 00 00 00 00 00 00 00 00</text:p>
      <text:p text:style-name="P88">Four rectangles </text:p>
      <text:p text:style-name="P40">51 80 00 00 00 00 00 00 00 00 00 00 1B 80 E8 03 00 00 00 00 00 00 00 00 12 80 FF 07 00 00 00 00 00 00 00 00 06 80 F3 07 00 00 00 00 00 00 00 00 0C 80 FE 00 00 00 00 00 00 00 00 00 07 80 64 00 00 80 00 00 00 00 00 00 08 80 64 00 00 00 00 00 00 00 00 00 0F 80 0A 00 00 00 00 00 00 00 00 00</text:p>
      <text:p text:style-name="P40"/>
      <text:p text:style-name="P40">0D 80 <text:span text:style-name="T36">01 00</text:span> 00 00 00 00 00 00 00 00 01 80 00 80 00 80 00 00 01 00 00 00 21 80 01 00 00 00 00 00 00 00 00 00 04 80 20 03 00 00 00 00 00 00 00 00 05 80 00 80 87 8F 00 00 88 0F 00 00 05 80 AD 8E 87 8F 00 80 AD 0E 00 00 05 80 AD 8E 00 80 00 80 88 0F 00 00 05 80 00 80 00 80 00 80 AD 0E 00 00 04 80 1E 00 00 00 00 00 00 00 00 00 21 80 00 00 00 00 00 00 00 00 00 00 </text:p>
      <text:p text:style-name="P40"/>
      <text:p text:style-name="P40">0D 80 <text:span text:style-name="T36">08 00</text:span> 00 00 00 00 00 00 00 00 01 80 9C 91 00 80 00 00 9D 11 00 00 21 80 01 00 00 00 00 00 00 00 00 00 04 80 20 03 00 00 00 00 00 00 00 00 05 80 9C 91 87 8F 00 00 88 0F 00 00 05 80 6B 9A 87 8F 00 80 CE 08 00 00 05 80 6B 9A 00 80 00 80 88 0F 00 00 05 80 9C 91 00 80 00 80 CE 08 00 00 04 80 1E 00 00 00 00 00 00 00 00 00 21 80 00 00 00 00 00 00 00 00 00 00 </text:p>
      <text:p text:style-name="P40"/>
      <text:p text:style-name="P40">01 80 00 80 A2 92 00 00 A4 19 00 00 21 80 01 00 00 00 00 00 00 00 00 00 04 80 20 03 00 00 00 00 00 00 00 00 05 80 00 80 66 9A 00 00 C4 07 00 00 05 80 AD 8E 66 9A 00 80 AD 0E 00 00 05 80 AD 8E A2 92 00 80 C4 07 00 00 05 80 00 80 A2 92 00 80 AD 0E 00 00 04 80 1E 00 00 00 00 00 00 00 00 00 21 80 00 00 00 00 00 00 00 00 00 00 </text:p>
      <text:p text:style-name="P40"/>
      <text:p text:style-name="P40">01 80 00 80 45 A5 00 00 A3 12 00 00 21 80 01 00 00 00 00 00 00 00 00 00 04 80 20 03 00 00 00 00 00 00 00 00 05 80 00 80 09 AD 00 00 C4 07 00 00 05 80 56 87 09 AD 00 80 57 07 00 00 05 80 56 87 45 A5 00 80 C4 07 00 00 05 80 00 80 45 A5 00 80 57 07 00 00 04 80 1E 00 00 00 00 00 00 00 00 00 21 80 00 00 00 00 00 00 00 00 00 00 </text:p>
      <text:p text:style-name="P40"/>
      <text:p text:style-name="P40">01 80 00 80 00 80 00 00 46 25 00 00 </text:p>
      <text:p text:style-name="P40"/>
      <text:p text:style-name="P40">02 80 00 00 00 00 00 00 00 00 00 00 </text:p>
      <text:p text:style-name="P40"/>
      <text:p text:style-name="P38"/>
      <text:p text:style-name="P74">Starting to light four rects</text:p>
      <text:p text:style-name="P43">51 80 00 00 00 00 00 00 00 00 00 00 </text:p>
      <text:p text:style-name="P43"/>
      <text:p text:style-name="P43"/>
      <text:p text:style-name="P43">06 80 F6 05 00 00 00 00 00 00 00 00 0C 80 F6 05 00 00 00 00 00 00 00 00 07 80 00 00 00 00 00 00 00 00 00 00 08 80 00 00 00 00 00 00 00 00 00 00 0F 80 00 00 00 00 00 00 00 00 00 00</text:p>
      <text:p text:style-name="P42"/>
      <text:p text:style-name="P42">0D 80 <text:span text:style-name="T36">00 00</text:span> 00 00 00 00 00 00 00 00 01 80 9D 80 B0 7F 00 00 B0 00 00 00 01 80 9D 80 38 8F 00 00 88 0F 00 00 01 80 4B 8F 38 8F 00 00 AD 0E 00 00 01 80 4B 8F B0 7F 00 00 88 0F 00 00 01 80 9D 80 B0 7F 00 00 AD 0E 00 00 01 80 3A 92 B0 7F 00 00 9D 11 00 00 01 80 3A 92 38 8F 00 00 88 0F 00 00 01 80 09 9B 38 8F 00 00 CE 08 00 00 01 80 09 9B B0 7F 00 00 88 0F 00 00 01 80 3A 92 B0 7F 00 00 CE 08 00 00 01 80 9D 80 53 92 00 00 A4 19 00 00 01 80 9D 80 17 9A 00 00 C4 07 00 00 01 80 4B 8F 17 9A 00 00 AD 0E 00 00 01 80 4B 8F 53 92 00 00 C4 07 00 00 01 80 9D 80 53 92 00 00 AD 0E 00 00 01 80 9D 80 F6 A4 00 00 A3 12 00 00 01 80 9D 80 BA AC 00 00 C4 07 00 00 01 80 F4 87 BA AC 00 00 57 07 00 00 01 80 F4 87 F6 A4 00 00 C4 07 00 00 01 80 9D 80 F6 A4 00 00 57 07 00 00 01 80 9D 80 B0 7F 00 00 46 25 00 00 01 80 9D 80 38 8F 00 00 88 0F 00 00 01 80 4B 8F 38 8F 00 00 AD 0E 00 00 01 80 4B 8F B0 7F 00 00 88 0F 00 00 01 80 9D 80 B0 7F 00 00 AD 0E 00 00 01 80 3A 92 B0 7F 00 00 9D 11 00 00 01 80 3A 92 38 8F 00 00 88 0F 00 00 01 80 09 9B 38 8F 00 00 CE 08 00 00 01 80 09 9B B0 7F 00 00 88 0F 00 00</text:p>
      <text:p text:style-name="P42">….</text:p>
      <text:p text:style-name="P42"/>
      <text:p text:style-name="P44">ending the lighting:</text:p>
      <text:p text:style-name="P42">51 80 00 00 00 00 00 00 00 00 00 00 06 80 F6 05 00 00 00 00 00 00 00 00 0D 80 <text:span text:style-name="T36">08 00</text:span> 00 00 00 00 00 00 00 00 01 80 00 80 00 80 00 00 65 19 00 00 02 80 00 00 00 00 00 00 00 00 00 00</text:p>
      <text:p text:style-name="P42"/>
      <text:p text:style-name="P42"/>
      <text:p text:style-name="P75">Engraving four rects after lighting</text:p>
      <text:p text:style-name="P43">51 80 00 00 00 00 00 00 00 00 00 00 1B 80 E8 03 00 00 00 00 00 00 00 00 12 80 FF 07 00 00 00 00 00 00 00 00 06 80 F3 07 00 00 00 00 00 00 00 00 0C 80 FE 00 00 00 00 00 00 00 00 00 07 80 64 00 00 80 00 00 00 00 00 00 08 80 64 00 00 00 00 00 00 00 00 00 0F 80 0A 00 00 00 00 00 00 00 00 00 </text:p>
      <text:p text:style-name="P43"/>
      <text:p text:style-name="P43">0D 80 <text:span text:style-name="T36">01 00</text:span> 00 00 00 00 00 00 00 00 01 80 00 80 00 80 00 00 01 00 00 00 21 80 01 00 00 00 00 00 00 00 00 00 04 80 20 03 00 00 00 00 00 00 00 00 05 80 00 80 87 8F 00 00 88 0F 00 00 05 80 AD 8E 87 8F 00 80 AD 0E 00 00 05 80 AD 8E 00 80 00 80 88 0F 00 00 05 80 00 80 00 80 00 80 AD 0E 00 00 04 80 1E 00 00 00 00 00 00 00 00 00 21 80 00 00 00 00 00 00 00 00 00 00 </text:p>
      <text:p text:style-name="P43"/>
      <text:p text:style-name="P43">0D 80 <text:span text:style-name="T36">08 00</text:span> 00 00 00 00 00 00 00 00 01 80 9C 91 00 80 00 00 9D 11 00 00 21 80 01 00 00 00 00 00 00 00 00 00 04 80 20 03 00 00 00 00 00 00 00 00 05 80 9C 91 87 8F 00 00 88 0F 00 00 05 80 6B 9A 87 8F 00 80 CE 08 00 00 05 80 6B 9A 00 80 00 80 88 0F 00 00 05 80 9C 91 00 80 00 80 CE 08 00 00 04 80 1E 00 00 00 00 00 00 00 00 00 21 80 00 00 00 00 00 00 00 00 00 00 </text:p>
      <text:p text:style-name="P43"/>
      <text:p text:style-name="P43">01 80 00 80 A2 92 00 00 A4 19 00 00 21 80 01 00 00 00 00 00 00 00 00 00 04 80 20 03 00 00 00 00 00 00 00 00 05 80 00 80 66 9A 00 00 C4 07 00 00 05 80 AD 8E 66 9A 00 80 AD 0E 00 00 05 80 AD 8E A2 92 00 80 C4 07 00 00 05 80 00 80 A2 92 00 80 AD 0E 00 00 04 80 1E 00 00 00 00 00 00 00 00 00 21 80 00 00 00 00 00 00 00 00 00 00 </text:p>
      <text:p text:style-name="P43"/>
      <text:p text:style-name="P43">01 80 00 80 45 A5 00 00 A3 12 00 00 21 80 01 00 00 00 00 00 00 00 00 00 04 80 20 03 00 00 00 00 00 00 00 00 05 80 00 80 09 AD 00 00 C4 07 00 00 05 80 56 87 09 AD 00 80 57 07 00 00 05 80 56 87 45 A5 00 80 C4 07 00 00 05 80 00 80 45 A5 00 80 57 07 00 00 04 80 1E 00 00 00 00 00 00 00 00 00 21 80 00 00 00 00 00 00 00 00 00 00 </text:p>
      <text:p text:style-name="P43"/>
      <text:p text:style-name="P43">01 80 00 80 00 80 00 00 46 25 00 00 </text:p>
      <text:p text:style-name="P43"/>
      <text:p text:style-name="P43">02 80 00 00 00 00 00 00 00 00 00 00 </text:p>
      <text:p text:style-name="P43"/>
      <text:p text:style-name="P43"/>
      <text:p text:style-name="P89">Hexagon</text:p>
      <text:p text:style-name="P47"/>
      <text:p text:style-name="P48">51 80 00 00 00 00 00 00 00 00 00 00 1B 80 E8 03 00 00 00 00 00 00 00 00 12 80 FF 07 00 00 00 00 00 00 00 00 06 80 F3 07 00 00 00 00 00 00 00 00 0C 80 FE 00 00 00 00 00 00 00 00 00 07 80 64 00 00 80 00 00 00 00 00 00 08 80 64 00 00 00 00 00 00 00 00 00 0F 80 0A 00 00 00 00 00 00 00 00 00</text:p>
      <text:p text:style-name="P48"/>
      <text:p text:style-name="P50">0D 80 08 00 00 00 00 00 00 00 00 00 <text:span text:style-name="T5">01 80 </text:span><text:span text:style-name="T7">B5 BA</text:span><text:span text:style-name="T8"> 1F BE</text:span><text:span text:style-name="T5"> 00 00 77 55 00 00</text:span> 21 80 01 00 00 00 00 00 00 00 00 00 04 80 20 03 00 00 00 00 00 00 00 00 <text:span text:style-name="T9">05 80 </text:span><text:span text:style-name="T10">0A B7</text:span><text:span text:style-name="T9"> 5B B6 </text:span><text:span text:style-name="T11">00 00</text:span><text:span text:style-name="T9"> </text:span><text:span text:style-name="T12">96 08</text:span><text:span text:style-name="T9"> 00 00</text:span><text:span text:style-name="T14"> </text:span><text:span text:style-name="T9">05 80 </text:span><text:span text:style-name="T10">5E B3</text:span><text:span text:style-name="T9"> 97 AE </text:span><text:span text:style-name="T11">00 00</text:span><text:span text:style-name="T9"> </text:span><text:span text:style-name="T12">96 08</text:span><text:span text:style-name="T9"> 00 00</text:span><text:span text:style-name="T14"> </text:span><text:span text:style-name="T9">05 80 </text:span><text:span text:style-name="T10">08 AC</text:span><text:span text:style-name="T9"> 97 AE </text:span><text:span text:style-name="T11">37 5A</text:span><text:span text:style-name="T9"> </text:span><text:span text:style-name="T12">57 07</text:span><text:span text:style-name="T9"> 00 00 </text:span><text:span text:style-name="T14">05 80 </text:span><text:span text:style-name="T43">B1 A4</text:span><text:span text:style-name="T14"> 97 AE </text:span><text:span text:style-name="T35">00 00</text:span><text:span text:style-name="T14"> </text:span><text:span text:style-name="T19">57 07</text:span><text:span text:style-name="T14"> 00 00 05 80 </text:span><text:span text:style-name="T43">06 A1</text:span><text:span text:style-name="T14"> 5B B6 </text:span><text:span text:style-name="T35">37 5A</text:span><text:span text:style-name="T14"> </text:span><text:span text:style-name="T19">96 08</text:span><text:span text:style-name="T14"> 00 00 05 80 </text:span><text:span text:style-name="T43">5A 9D</text:span><text:span text:style-name="T14"> 1F BE </text:span><text:span text:style-name="T35">00 00</text:span><text:span text:style-name="T14"> </text:span><text:span text:style-name="T19">96 08</text:span><text:span text:style-name="T14"> 00 00 05 80 </text:span><text:span text:style-name="T43">06 A1</text:span><text:span text:style-name="T14"> E3 C5 </text:span><text:span text:style-name="T35">90 4B</text:span><text:span text:style-name="T14"> </text:span><text:span text:style-name="T19">96 08</text:span><text:span text:style-name="T14"> 00 00 05 80 </text:span><text:span text:style-name="T43">B1 A4</text:span><text:span text:style-name="T14"> A6 CD </text:span><text:span text:style-name="T35">00 00</text:span><text:span text:style-name="T14"> </text:span><text:span text:style-name="T19">96 08</text:span><text:span text:style-name="T14"> 00 00 05 80 </text:span><text:span text:style-name="T43">08 AC</text:span><text:span text:style-name="T14"> A6 CD </text:span><text:span text:style-name="T35">37 5A</text:span><text:span text:style-name="T14"> </text:span><text:span text:style-name="T19">57 07</text:span><text:span text:style-name="T14"> 00 00 05 80 </text:span><text:span text:style-name="T43">5E B3</text:span><text:span text:style-name="T14"> A6 CD </text:span><text:span text:style-name="T35">00 00</text:span><text:span text:style-name="T14"> </text:span><text:span text:style-name="T19">57 07</text:span><text:span text:style-name="T14"> 00 00 05 80 </text:span><text:span text:style-name="T43">0A B7</text:span><text:span text:style-name="T14"> E3 C5 </text:span><text:span text:style-name="T35">37 5A</text:span><text:span text:style-name="T14"> </text:span><text:span text:style-name="T19">96 08</text:span><text:span text:style-name="T14"> 00 00 05 80 </text:span><text:span text:style-name="T39">B5 BA</text:span><text:span text:style-name="T38"> 1F BE </text:span><text:span text:style-name="T35">00 00</text:span><text:span text:style-name="T14"> </text:span><text:span text:style-name="T19">96 08</text:span><text:span text:style-name="T14"> 00 </text:span><text:span text:style-name="T15">00</text:span></text:p>
      <text:p text:style-name="P59"/>
      <text:p text:style-name="P50">04 80 1E 00 00 00 00 00 00 00 00 00 21 80 00 00 00 00 00 00 00 00 00 00 </text:p>
      <text:p text:style-name="P49"/>
      <text:p text:style-name="P49">01 80 00 80 00 80 00 00 78 55 00 00 </text:p>
      <text:p text:style-name="P49"/>
      <text:p text:style-name="P49">02 80 00 00 00 00 00 00 00 00 00 00 </text:p>
      <text:p text:style-name="P78">Polygonal figure, open, irregular</text:p>
      <text:p text:style-name="P51"/>
      <text:p text:style-name="P51">51 80 00 00 00 00 00 00 00 00 00 00 1B 80 E8 03 00 00 00 00 00 00 00 00 12 80 FF 07 00 00 00 00 00 00 00 00 06 80 F3 07 00 00 00 00 00 00 00 00 0C 80 FE 00 00 00 00 00 00 00 00 00 07 80 64 00 00 80 00 00 00 00 00 00 08 80 64 00 00 00 00 00 00 00 00 00 0F 80 0A 00 00 00 00 00 00 00 00 00</text:p>
      <text:p text:style-name="P51"/>
      <text:p text:style-name="P52">0D 80 08 00 00 00 00 00 00 00 00 00 01 80 CA 8D E2 1A 00 00 0D 66 00 00 21 80 01 00 00 00 00 00 00 00 00 00 04 80 20 03 00 00 00 00 00 00 00 00 <text:span text:style-name="T48">05 80 CA 8D C0 48 </text:span><text:span text:style-name="T49">00 00</text:span><text:span text:style-name="T48"> DE 2D 00 00 05 80 9D 99 42 55 </text:span><text:span text:style-name="T49">00 40</text:span><text:span text:style-name="T48"> 35 11 00 00 05 80 9D 99 E5 64 </text:span><text:span text:style-name="T49">00 40</text:span><text:span text:style-name="T48"> A3 0F 00 00 05 80 CA 8D 67 71 </text:span><text:span text:style-name="T49">00 40</text:span><text:span text:style-name="T48"> 35 11 00 00 05 80 CA 8D 20 83 </text:span><text:span text:style-name="T49">00 40</text:span><text:span text:style-name="T48"> B9 11 00 00 05 80 13 7B 52 6F </text:span><text:span text:style-name="T49">00 80</text:span><text:span text:style-name="T48"> 40 1B 00 00 05 80 13 7B 8E 5C </text:span><text:span text:style-name="T49">00 40</text:span><text:span text:style-name="T48"> C3 12 00 00 05 80 5B 89 31 6C </text:span><text:span text:style-name="T49">00 80</text:span><text:span text:style-name="T48"> 2D 15 00 00 05 80 5B 89 B2 53 </text:span><text:span text:style-name="T49">00 80</text:span><text:span text:style-name="T48"> 7F 18 00 00 05 80 1E 78 B2 53 </text:span><text:span text:style-name="T49">00 80</text:span><text:span text:style-name="T48"> 3D 11 00 00 05 80 1E 78 9F 45 </text:span><text:span text:style-name="T49">00 80</text:span><text:span text:style-name="T48"> 13 0E 00 00</text:span><text:span text:style-name="T47"> </text:span></text:p>
      <text:p text:style-name="P60"/>
      <text:p text:style-name="P60"/>
      <text:p text:style-name="P52">04 80 1E 00 00 00 00 00 00 00 00 00 21 80 00 00 00 00 00 00 00 00 00 00 </text:p>
      <text:p text:style-name="P51"/>
      <text:p text:style-name="P51">01 80 00 80 00 80 00 00 E7 3A 00 00 </text:p>
      <text:p text:style-name="P51"/>
      <text:p text:style-name="P51">02 80 00 00 00 00 00 00 00 00 00 00 </text:p>
      <text:p text:style-name="P51"/>
      <text:p text:style-name="P51"/>
      <text:p text:style-name="P79">lines, angles other than 90 and 45deg</text:p>
      <text:p text:style-name="P53"/>
      <text:p text:style-name="P53">51 80 00 00 00 00 00 00 00 00 00 00 1B 80 E8 03 00 00 00 00 00 00 00 00 12 80 FF 07 00 00 00 00 00 00 00 00 06 80 F3 07 00 00 00 00 00 00 00 00 0C 80 FE 00 00 00 00 00 00 00 00 00 07 80 64 00 00 80 00 00 00 00 00 00 08 80 64 00 00 00 00 00 00 00 00 00</text:p>
      <text:p text:style-name="P53">0F 80 0A 00 00 00 00 00 00 00 00 00 </text:p>
      <text:p text:style-name="P53"/>
      <text:p text:style-name="P53">0D 80 08 00 00 00 00 00 00 00 00 00 01 80 B4 B4 C9 24 00 00 58 69 00 00 21 80 01 00 00 00 00 00 00 00 00 00 04 80 20 03 00 00 00 00 00 00 00 00 <text:span text:style-name="T47">05 80 B4 B4 71 4D </text:span><text:span text:style-name="T50">00 00</text:span><text:span text:style-name="T47"> A7 28 00 00 05 80 4D AE 0B 2B </text:span><text:span text:style-name="T50">00 80</text:span><text:span text:style-name="T47"> FD 22 00 00 05 80 4D AE 6B 65 </text:span><text:span text:style-name="T50">00 80</text:span><text:span text:style-name="T47"> 60 3A 00 00 05 80 BB 91 F3 59 </text:span><text:span text:style-name="T50">00 80</text:span><text:span text:style-name="T47"> C8 1E 00 00 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04 80 1E 00 00 00 00 00 00 00 00 00 21 80 00 00 00 00 00 00 00 00 00 00 </text:p>
      <text:p text:style-name="P53"/>
      <text:p text:style-name="P53">01 80 00 80 00 80 00 00 FA 29 00 00 </text:p>
      <text:p text:style-name="P53"/>
      <text:p text:style-name="P53">02 80 00 00 00 00 00 00 00 00 00 00</text:p>
      <text:p text:style-name="P91">Dog wars</text:p>
      <text:p text:style-name="P54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6T14:19:26.248997069</meta:creation-date>
    <dc:date>2021-11-11T11:38:18.367899500</dc:date>
    <meta:editing-duration>P2DT12H1M20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4" meta:paragraph-count="328" meta:word-count="12438" meta:character-count="37988" meta:non-whitespace-character-count="25679"/>
  </office:meta>
</office:document-meta>
</file>